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5.032cm" fo:margin-top="0cm" fo:margin-bottom="0cm" table:align="center" style:writing-mode="lr-tb"/>
    </style:style>
    <style:style style:name="Table1.A" style:family="table-column">
      <style:table-column-properties style:column-width="15.032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2" style:family="table">
      <style:table-properties style:width="10.56cm" fo:margin-top="0cm" fo:margin-bottom="0cm" table:align="center" style:writing-mode="lr-tb"/>
    </style:style>
    <style:style style:name="Table2.A" style:family="table-column">
      <style:table-column-properties style:column-width="10.5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style>
    <style:style style:name="P1" style:family="paragraph" style:parent-style-name="Standard">
      <style:paragraph-properties fo:text-align="justify" style:justify-single-word="false"/>
      <style:text-properties officeooo:rsid="000634fc" officeooo:paragraph-rsid="000634fc"/>
    </style:style>
    <style:style style:name="P2" style:family="paragraph" style:parent-style-name="Standard">
      <style:paragraph-properties fo:text-align="justify" style:justify-single-word="false"/>
      <style:text-properties officeooo:rsid="000634fc" officeooo:paragraph-rsid="0026db17"/>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weight="bold" officeooo:rsid="000634fc" officeooo:paragraph-rsid="000634fc" style:font-weight-asian="bold" style:font-weight-complex="bold"/>
    </style:style>
    <style:style style:name="P5" style:family="paragraph" style:parent-style-name="Standard">
      <style:paragraph-properties fo:text-align="justify" style:justify-single-word="false"/>
      <style:text-properties fo:font-weight="bold" officeooo:rsid="000f9927" officeooo:paragraph-rsid="000f9927" style:font-weight-asian="bold" style:font-weight-complex="bold"/>
    </style:style>
    <style:style style:name="P6" style:family="paragraph" style:parent-style-name="Standard">
      <style:paragraph-properties fo:text-align="center" style:justify-single-word="false"/>
      <style:text-properties fo:font-weight="bold" officeooo:rsid="000f9927" officeooo:paragraph-rsid="0037742f" style:font-weight-asian="bold" style:font-weight-complex="bold"/>
    </style:style>
    <style:style style:name="P7" style:family="paragraph" style:parent-style-name="Standard">
      <style:paragraph-properties fo:text-align="justify" style:justify-single-word="false"/>
      <style:text-properties fo:font-weight="bold" officeooo:rsid="00072a3e" officeooo:paragraph-rsid="00072a3e" style:font-weight-asian="bold" style:font-weight-complex="bold"/>
    </style:style>
    <style:style style:name="P8" style:family="paragraph" style:parent-style-name="Standard">
      <style:paragraph-properties fo:text-align="justify" style:justify-single-word="false"/>
      <style:text-properties fo:font-weight="bold" officeooo:rsid="004592a4" officeooo:paragraph-rsid="004592a4" style:font-weight-asian="bold" style:font-weight-complex="bold"/>
    </style:style>
    <style:style style:name="P9" style:family="paragraph" style:parent-style-name="Standard">
      <style:paragraph-properties fo:text-align="justify" style:justify-single-word="false"/>
      <style:text-properties fo:font-weight="bold" officeooo:rsid="0048b2d4" officeooo:paragraph-rsid="0048b2d4" style:font-weight-asian="bold" style:font-weight-complex="bold"/>
    </style:style>
    <style:style style:name="P10" style:family="paragraph" style:parent-style-name="Standard">
      <style:paragraph-properties fo:text-align="justify" style:justify-single-word="false"/>
      <style:text-properties fo:font-weight="bold" officeooo:rsid="0049f716" officeooo:paragraph-rsid="0049f716" style:font-weight-asian="bold" style:font-weight-complex="bold"/>
    </style:style>
    <style:style style:name="P11" style:family="paragraph" style:parent-style-name="Standard">
      <style:paragraph-properties fo:text-align="justify" style:justify-single-word="false"/>
      <style:text-properties fo:font-weight="bold" officeooo:rsid="004b1763" officeooo:paragraph-rsid="004b1763" style:font-weight-asian="bold" style:font-weight-complex="bold"/>
    </style:style>
    <style:style style:name="P12" style:family="paragraph" style:parent-style-name="Standard">
      <style:paragraph-properties fo:text-align="justify" style:justify-single-word="false"/>
      <style:text-properties fo:font-weight="bold" officeooo:rsid="004b1763" officeooo:paragraph-rsid="004d087c" style:font-weight-asian="bold" style:font-weight-complex="bold"/>
    </style:style>
    <style:style style:name="P13" style:family="paragraph" style:parent-style-name="Standard">
      <style:paragraph-properties fo:text-align="justify" style:justify-single-word="false"/>
      <style:text-properties fo:font-weight="bold" officeooo:rsid="005b43bb" officeooo:paragraph-rsid="005b43bb" style:font-weight-asian="bold" style:font-weight-complex="bold"/>
    </style:style>
    <style:style style:name="P14" style:family="paragraph" style:parent-style-name="Standard">
      <style:paragraph-properties fo:text-align="justify" style:justify-single-word="false"/>
      <style:text-properties fo:font-weight="bold" officeooo:rsid="005c6f61" officeooo:paragraph-rsid="005c6f61" style:font-weight-asian="bold" style:font-weight-complex="bold"/>
    </style:style>
    <style:style style:name="P15" style:family="paragraph" style:parent-style-name="Standard">
      <style:paragraph-properties fo:text-align="justify" style:justify-single-word="false"/>
      <style:text-properties fo:font-weight="bold" officeooo:rsid="0072cb3e" officeooo:paragraph-rsid="0072cb3e" style:font-weight-asian="bold" style:font-weight-complex="bold"/>
    </style:style>
    <style:style style:name="P16" style:family="paragraph" style:parent-style-name="Standard">
      <style:paragraph-properties fo:text-align="justify" style:justify-single-word="false"/>
      <style:text-properties fo:font-weight="bold" officeooo:rsid="0081de19" officeooo:paragraph-rsid="0081de19" style:font-weight-asian="bold" style:font-weight-complex="bold"/>
    </style:style>
    <style:style style:name="P17" style:family="paragraph" style:parent-style-name="Standard">
      <style:paragraph-properties fo:text-align="center" style:justify-single-word="false"/>
      <style:text-properties fo:font-size="22pt" officeooo:paragraph-rsid="0037742f" style:font-size-asian="22pt" style:font-name-complex="Arial" style:font-size-complex="22pt"/>
    </style:style>
    <style:style style:name="P18" style:family="paragraph" style:parent-style-name="Standard">
      <style:text-properties fo:font-size="22pt" officeooo:paragraph-rsid="0037742f" style:font-size-asian="22pt" style:font-name-complex="Arial" style:font-size-complex="22pt"/>
    </style:style>
    <style:style style:name="P19" style:family="paragraph" style:parent-style-name="Standard">
      <style:paragraph-properties fo:text-align="center" style:justify-single-word="false"/>
      <style:text-properties fo:font-size="22pt" fo:font-weight="bold" officeooo:paragraph-rsid="0037742f" style:font-size-asian="22pt" style:font-weight-asian="bold" style:font-name-complex="Arial" style:font-size-complex="22pt"/>
    </style:style>
    <style:style style:name="P20" style:family="paragraph" style:parent-style-name="Standard">
      <style:paragraph-properties fo:text-align="center" style:justify-single-word="false"/>
      <style:text-properties fo:font-size="22pt" fo:font-weight="bold" officeooo:rsid="0037742f" officeooo:paragraph-rsid="0037742f" style:font-size-asian="22pt" style:font-weight-asian="bold" style:font-name-complex="Arial" style:font-size-complex="22pt"/>
    </style:style>
    <style:style style:name="P21" style:family="paragraph" style:parent-style-name="Standard">
      <style:paragraph-properties fo:text-align="center" style:justify-single-word="false"/>
      <style:text-properties fo:font-size="18pt" officeooo:paragraph-rsid="0037742f" style:font-size-asian="18pt" style:font-name-complex="Arial" style:font-size-complex="18pt"/>
    </style:style>
    <style:style style:name="P22" style:family="paragraph" style:parent-style-name="Standard">
      <style:text-properties fo:font-size="18pt" officeooo:paragraph-rsid="0037742f" style:font-size-asian="18pt" style:font-name-complex="Arial" style:font-size-complex="18pt"/>
    </style:style>
    <style:style style:name="P23" style:family="paragraph" style:parent-style-name="Standard">
      <style:text-properties fo:font-size="16pt" officeooo:paragraph-rsid="0037742f" style:font-size-asian="16pt" style:font-name-complex="Arial" style:font-size-complex="16pt"/>
    </style:style>
    <style:style style:name="P24" style:family="paragraph" style:parent-style-name="Standard">
      <style:text-properties officeooo:paragraph-rsid="0037742f"/>
    </style:style>
    <style:style style:name="P25" style:family="paragraph" style:parent-style-name="Standard">
      <style:paragraph-properties fo:text-align="center" style:justify-single-word="false"/>
      <style:text-properties officeooo:rsid="0037742f" officeooo:paragraph-rsid="0037742f"/>
    </style:style>
    <style:style style:name="P26" style:family="paragraph" style:parent-style-name="Standard">
      <style:paragraph-properties fo:text-align="justify" style:justify-single-word="false"/>
      <style:text-properties fo:font-style="normal" style:text-underline-style="none" officeooo:rsid="004fb22c" officeooo:paragraph-rsid="004ee7d5" style:font-style-asian="normal" style:font-style-complex="normal"/>
    </style:style>
    <style:style style:name="P27" style:family="paragraph" style:parent-style-name="Standard">
      <style:paragraph-properties fo:text-align="justify" style:justify-single-word="false"/>
      <style:text-properties fo:font-style="normal" style:text-underline-style="none" officeooo:rsid="004d087c" officeooo:paragraph-rsid="004fb22c" style:font-style-asian="normal" style:font-style-complex="normal"/>
    </style:style>
    <style:style style:name="P28" style:family="paragraph" style:parent-style-name="Standard">
      <style:paragraph-properties fo:text-align="justify" style:justify-single-word="false"/>
      <style:text-properties fo:font-style="normal" style:text-underline-style="none" fo:font-weight="bold" officeooo:rsid="0068cde0" officeooo:paragraph-rsid="0068cde0"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fo:font-style="normal" style:text-underline-style="none" fo:font-weight="bold" officeooo:rsid="008baa82" officeooo:paragraph-rsid="008baa82" style:font-style-asian="normal" style:font-weight-asian="bold" style:font-style-complex="normal" style:font-weight-complex="bold"/>
    </style:style>
    <style:style style:name="P30" style:family="paragraph" style:parent-style-name="Standard">
      <style:paragraph-properties fo:text-align="justify" style:justify-single-word="false"/>
      <style:text-properties fo:font-style="normal" style:text-underline-style="none" fo:font-weight="bold" officeooo:rsid="00b0b203" officeooo:paragraph-rsid="00b0b203" style:font-style-asian="normal" style:font-weight-asian="bold" style:font-style-complex="normal" style:font-weight-complex="bold"/>
    </style:style>
    <style:style style:name="P31" style:family="paragraph" style:parent-style-name="Standard">
      <style:paragraph-properties fo:text-align="justify" style:justify-single-word="false"/>
      <style:text-properties fo:font-style="normal" style:text-underline-style="none" fo:font-weight="normal" officeooo:rsid="006a4737" officeooo:paragraph-rsid="0068cde0"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style:text-underline-style="none" fo:font-weight="normal" officeooo:rsid="006add7b" officeooo:paragraph-rsid="006cba7b"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style:text-underline-style="none" fo:font-weight="normal" officeooo:rsid="0082e45b" officeooo:paragraph-rsid="0082e45b"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style:text-underline-style="none" fo:font-weight="normal" officeooo:rsid="00867a10" officeooo:paragraph-rsid="00867a10"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style:text-underline-style="none" fo:font-weight="normal" officeooo:rsid="008467b5" officeooo:paragraph-rsid="00867a10"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style:text-underline-style="none" fo:font-weight="normal" officeooo:rsid="00877b46" officeooo:paragraph-rsid="00893915"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style:text-underline-style="none" fo:font-weight="normal" officeooo:rsid="0089e4dc" officeooo:paragraph-rsid="00893915"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style:text-underline-style="none" fo:font-weight="normal" officeooo:rsid="0089e4dc" officeooo:paragraph-rsid="0089e4dc"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style:text-underline-style="none" fo:font-weight="normal" officeooo:rsid="0090e87f" officeooo:paragraph-rsid="0090e87f"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style:text-underline-style="none" fo:font-weight="normal" officeooo:rsid="0094235a" officeooo:paragraph-rsid="0094235a"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style:text-underline-style="none" fo:font-weight="normal" officeooo:rsid="00973ba9" officeooo:paragraph-rsid="0094235a"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style:text-underline-style="none" fo:font-weight="normal" officeooo:rsid="00986401" officeooo:paragraph-rsid="00986401"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style:text-underline-style="none" fo:font-weight="normal" officeooo:rsid="0099c261" officeooo:paragraph-rsid="0099c261"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style:text-underline-style="none" fo:font-weight="normal" officeooo:rsid="009d82b2" officeooo:paragraph-rsid="009ba1a3"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style:text-underline-style="none" fo:font-weight="normal" officeooo:rsid="009f5a83" officeooo:paragraph-rsid="009d82b2"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style:text-underline-style="none" fo:font-weight="normal" officeooo:rsid="00a1377a" officeooo:paragraph-rsid="00a1377a"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style:text-underline-style="none" fo:font-weight="normal" officeooo:rsid="00a190e5" officeooo:paragraph-rsid="00a1377a"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style:text-underline-style="none" fo:font-weight="normal" officeooo:rsid="00a190e5" officeooo:paragraph-rsid="00a190e5"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style:text-underline-style="none" fo:font-weight="normal" officeooo:rsid="00a35e24" officeooo:paragraph-rsid="00a190e5"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style:text-underline-style="none" fo:font-weight="normal" officeooo:rsid="00ac507a" officeooo:paragraph-rsid="00ac507a"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style:text-underline-style="none" fo:font-weight="normal" officeooo:rsid="00b0b203" officeooo:paragraph-rsid="00b0b203"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style:text-underline-style="none" fo:font-weight="normal" officeooo:rsid="00b115fa" officeooo:paragraph-rsid="00b115fa"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style:text-underline-style="none" fo:font-weight="normal" officeooo:rsid="00b3f0b4" officeooo:paragraph-rsid="00b42f10"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style:text-underline-style="none" fo:font-weight="normal" officeooo:rsid="00b90e9b" officeooo:paragraph-rsid="00b42f10"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68cde0" officeooo:paragraph-rsid="0068cde0" style:font-style-asian="normal" style:font-weight-asian="bold" style:font-style-complex="normal" style:font-weight-complex="bold"/>
    </style:style>
    <style:style style:name="P56"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68cde0" officeooo:paragraph-rsid="0068cde0"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6a4737" officeooo:paragraph-rsid="006cba7b"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officeooo:rsid="00072a3e" officeooo:paragraph-rsid="00072a3e"/>
    </style:style>
    <style:style style:name="P59" style:family="paragraph" style:parent-style-name="Standard">
      <style:paragraph-properties fo:text-align="justify" style:justify-single-word="false"/>
      <style:text-properties style:text-underline-style="none" fo:font-weight="normal" officeooo:rsid="00469ce5" officeooo:paragraph-rsid="0048b2d4" style:font-weight-asian="normal" style:font-weight-complex="normal"/>
    </style:style>
    <style:style style:name="P60" style:family="paragraph" style:parent-style-name="Standard">
      <style:paragraph-properties fo:text-align="justify" style:justify-single-word="false"/>
      <style:text-properties style:text-underline-style="none" fo:font-weight="normal" officeooo:rsid="004706fb" officeooo:paragraph-rsid="004706fb" style:font-weight-asian="normal" style:font-weight-complex="normal"/>
    </style:style>
    <style:style style:name="P61" style:family="paragraph" style:parent-style-name="Standard">
      <style:paragraph-properties fo:text-align="justify" style:justify-single-word="false"/>
      <style:text-properties style:text-underline-style="none" fo:font-weight="normal" officeooo:rsid="0048b2d4" officeooo:paragraph-rsid="0048b2d4" style:font-weight-asian="normal" style:font-weight-complex="normal"/>
    </style:style>
    <style:style style:name="P62" style:family="paragraph" style:parent-style-name="Standard">
      <style:paragraph-properties fo:text-align="justify" style:justify-single-word="false"/>
      <style:text-properties style:text-underline-style="none" fo:font-weight="normal" officeooo:rsid="0049f716" officeooo:paragraph-rsid="0059b88c" style:font-weight-asian="normal" style:font-weight-complex="normal"/>
    </style:style>
    <style:style style:name="P63" style:family="paragraph" style:parent-style-name="Standard">
      <style:paragraph-properties fo:text-align="justify" style:justify-single-word="false"/>
      <style:text-properties style:text-underline-style="none" fo:font-weight="normal" officeooo:rsid="0059b88c" officeooo:paragraph-rsid="0059b88c" style:font-weight-asian="normal" style:font-weight-complex="normal"/>
    </style:style>
    <style:style style:name="P64" style:family="paragraph" style:parent-style-name="Standard">
      <style:paragraph-properties fo:text-align="justify" style:justify-single-word="false"/>
      <style:text-properties style:text-underline-style="none" fo:font-weight="normal" officeooo:rsid="00827f07" officeooo:paragraph-rsid="00827f07" style:font-weight-asian="normal" style:font-weight-complex="normal"/>
    </style:style>
    <style:style style:name="P65" style:family="paragraph" style:parent-style-name="Standard">
      <style:paragraph-properties fo:text-align="justify" style:justify-single-word="false"/>
      <style:text-properties style:text-underline-style="none" officeooo:rsid="0063b52a" officeooo:paragraph-rsid="0065118e"/>
    </style:style>
    <style:style style:name="P66" style:family="paragraph" style:parent-style-name="Standard">
      <style:paragraph-properties fo:text-align="justify" style:justify-single-word="false"/>
      <style:text-properties style:text-underline-style="none" officeooo:rsid="0063b52a" officeooo:paragraph-rsid="0066ca61"/>
    </style:style>
    <style:style style:name="P67" style:family="paragraph" style:parent-style-name="Standard">
      <style:paragraph-properties fo:text-align="justify" style:justify-single-word="false"/>
      <style:text-properties style:text-underline-style="none" officeooo:rsid="0066ca61" officeooo:paragraph-rsid="0066ca61"/>
    </style:style>
    <style:style style:name="P68" style:family="paragraph" style:parent-style-name="Standard">
      <style:paragraph-properties fo:text-align="justify" style:justify-single-word="false"/>
      <style:text-properties style:text-underline-style="none" officeooo:rsid="006724d1" officeooo:paragraph-rsid="0067420d"/>
    </style:style>
    <style:style style:name="P69" style:family="paragraph" style:parent-style-name="Standard">
      <style:paragraph-properties fo:text-align="justify" style:justify-single-word="false"/>
      <style:text-properties style:text-underline-style="none" officeooo:rsid="0076d8e6" officeooo:paragraph-rsid="0074f734"/>
    </style:style>
    <style:style style:name="P70" style:family="paragraph" style:parent-style-name="Standard">
      <style:paragraph-properties fo:text-align="justify" style:justify-single-word="false"/>
      <style:text-properties fo:font-weight="normal" officeooo:rsid="005b43bb" officeooo:paragraph-rsid="005b43bb" style:font-weight-asian="normal" style:font-weight-complex="normal"/>
    </style:style>
    <style:style style:name="P71" style:family="paragraph" style:parent-style-name="Standard">
      <style:paragraph-properties fo:text-align="justify" style:justify-single-word="false"/>
      <style:text-properties officeooo:rsid="004b1763" officeooo:paragraph-rsid="004b1763"/>
    </style:style>
    <style:style style:name="P72" style:family="paragraph" style:parent-style-name="Standard">
      <style:paragraph-properties fo:text-align="justify" style:justify-single-word="false"/>
      <style:text-properties officeooo:rsid="004b1763" officeooo:paragraph-rsid="004d087c"/>
    </style:style>
    <style:style style:name="P73" style:family="paragraph" style:parent-style-name="Standard">
      <style:paragraph-properties fo:text-align="justify" style:justify-single-word="false"/>
      <style:text-properties officeooo:rsid="004b1763" officeooo:paragraph-rsid="00a73e53"/>
    </style:style>
    <style:style style:name="P74" style:family="paragraph" style:parent-style-name="Standard">
      <style:paragraph-properties fo:text-align="justify" style:justify-single-word="false"/>
      <style:text-properties officeooo:rsid="004ee7d5" officeooo:paragraph-rsid="004ee7d5"/>
    </style:style>
    <style:style style:name="P75" style:family="paragraph" style:parent-style-name="Standard">
      <style:paragraph-properties fo:text-align="justify" style:justify-single-word="false"/>
      <style:text-properties style:text-underline-style="solid" style:text-underline-width="auto" style:text-underline-color="font-color" officeooo:rsid="004ee7d5" officeooo:paragraph-rsid="004ee7d5"/>
    </style:style>
    <style:style style:name="P76" style:family="paragraph" style:parent-style-name="Standard">
      <style:paragraph-properties fo:text-align="justify" style:justify-single-word="false"/>
      <style:text-properties style:text-underline-style="solid" style:text-underline-width="auto" style:text-underline-color="font-color" officeooo:rsid="0052110a" officeooo:paragraph-rsid="0052110a"/>
    </style:style>
    <style:style style:name="P77" style:family="paragraph" style:parent-style-name="Standard">
      <style:paragraph-properties fo:text-align="justify" style:justify-single-word="false"/>
      <style:text-properties style:text-underline-style="solid" style:text-underline-width="auto" style:text-underline-color="font-color" officeooo:rsid="0056ea6e" officeooo:paragraph-rsid="0056ea6e"/>
    </style:style>
    <style:style style:name="P78" style:family="paragraph" style:parent-style-name="Standard">
      <style:paragraph-properties fo:text-align="justify" style:justify-single-word="false"/>
      <style:text-properties style:text-underline-style="solid" style:text-underline-width="auto" style:text-underline-color="font-color" officeooo:rsid="0061b9ab" officeooo:paragraph-rsid="0065118e"/>
    </style:style>
    <style:style style:name="P79" style:family="paragraph" style:parent-style-name="Standard">
      <style:paragraph-properties fo:text-align="justify" style:justify-single-word="false"/>
      <style:text-properties style:text-underline-style="solid" style:text-underline-width="auto" style:text-underline-color="font-color" officeooo:rsid="0066ca61" officeooo:paragraph-rsid="0066ca61"/>
    </style:style>
    <style:style style:name="P80" style:family="paragraph" style:parent-style-name="Standard">
      <style:paragraph-properties fo:text-align="justify" style:justify-single-word="false"/>
      <style:text-properties style:text-underline-style="solid" style:text-underline-width="auto" style:text-underline-color="font-color" officeooo:rsid="0066ca61" officeooo:paragraph-rsid="006854d9"/>
    </style:style>
    <style:style style:name="P81" style:family="paragraph" style:parent-style-name="Standard">
      <style:paragraph-properties fo:text-align="justify" style:justify-single-word="false"/>
      <style:text-properties style:text-underline-style="solid" style:text-underline-width="auto" style:text-underline-color="font-color" officeooo:rsid="0066ca61" officeooo:paragraph-rsid="0068cde0"/>
    </style:style>
    <style:style style:name="P82" style:family="paragraph" style:parent-style-name="Standard">
      <style:paragraph-properties fo:text-align="justify" style:justify-single-word="false"/>
      <style:text-properties style:text-underline-style="solid" style:text-underline-width="auto" style:text-underline-color="font-color" fo:font-weight="bold" officeooo:rsid="0061b9ab" officeooo:paragraph-rsid="0066ca61" style:font-weight-asian="bold" style:font-weight-complex="bold"/>
    </style:style>
    <style:style style:name="P83" style:family="paragraph" style:parent-style-name="Standard">
      <style:paragraph-properties fo:text-align="justify" style:justify-single-word="false"/>
      <style:text-properties style:text-underline-style="solid" style:text-underline-width="auto" style:text-underline-color="font-color" fo:font-weight="bold" officeooo:rsid="00986401" officeooo:paragraph-rsid="00986401" style:font-weight-asian="bold" style:font-weight-complex="bold"/>
    </style:style>
    <style:style style:name="P84" style:family="paragraph" style:parent-style-name="Standard">
      <style:paragraph-properties fo:text-align="justify" style:justify-single-word="false"/>
      <style:text-properties style:text-underline-style="solid" style:text-underline-width="auto" style:text-underline-color="font-color" fo:font-weight="bold" officeooo:rsid="00a1377a" officeooo:paragraph-rsid="00a1377a" style:font-weight-asian="bold" style:font-weight-complex="bold"/>
    </style:style>
    <style:style style:name="P85" style:family="paragraph" style:parent-style-name="Standard">
      <style:paragraph-properties fo:text-align="justify" style:justify-single-word="false"/>
      <style:text-properties style:text-underline-style="solid" style:text-underline-width="auto" style:text-underline-color="font-color" fo:font-weight="normal" officeooo:rsid="00827f07" officeooo:paragraph-rsid="00827f07" style:font-weight-asian="normal" style:font-weight-complex="normal"/>
    </style:style>
    <style:style style:name="P86" style:family="paragraph" style:parent-style-name="Standard">
      <style:paragraph-properties fo:text-align="justify" style:justify-single-word="false"/>
      <style:text-properties style:text-underline-style="solid" style:text-underline-width="auto" style:text-underline-color="font-color" fo:font-weight="normal" officeooo:rsid="00827f07" officeooo:paragraph-rsid="0082e45b" style:font-weight-asian="normal" style:font-weight-complex="normal"/>
    </style:style>
    <style:style style:name="P87" style:family="paragraph" style:parent-style-name="Standard">
      <style:paragraph-properties fo:text-align="justify" style:justify-single-word="false"/>
      <style:text-properties style:text-underline-style="solid" style:text-underline-width="auto" style:text-underline-color="font-color" fo:font-weight="normal" officeooo:rsid="0083b829" officeooo:paragraph-rsid="00867a10" style:font-weight-asian="normal" style:font-weight-complex="normal"/>
    </style:style>
    <style:style style:name="P88" style:family="paragraph" style:parent-style-name="Standard">
      <style:paragraph-properties fo:text-align="justify" style:justify-single-word="false"/>
      <style:text-properties style:text-underline-style="solid" style:text-underline-width="auto" style:text-underline-color="font-color" fo:font-weight="normal" officeooo:rsid="00868ef7" officeooo:paragraph-rsid="00893915" style:font-weight-asian="normal" style:font-weight-complex="normal"/>
    </style:style>
    <style:style style:name="P89" style:family="paragraph" style:parent-style-name="Standard">
      <style:paragraph-properties fo:text-align="justify" style:justify-single-word="false"/>
      <style:text-properties style:text-underline-style="solid" style:text-underline-width="auto" style:text-underline-color="font-color" fo:font-weight="normal" officeooo:rsid="00893915" officeooo:paragraph-rsid="00893915" style:font-weight-asian="normal" style:font-weight-complex="normal"/>
    </style:style>
    <style:style style:name="P90" style:family="paragraph" style:parent-style-name="Standard">
      <style:paragraph-properties fo:text-align="justify" style:justify-single-word="false"/>
      <style:text-properties style:text-underline-style="solid" style:text-underline-width="auto" style:text-underline-color="font-color" fo:font-weight="normal" officeooo:rsid="0089e4dc" officeooo:paragraph-rsid="0089e4dc" style:font-weight-asian="normal" style:font-weight-complex="normal"/>
    </style:style>
    <style:style style:name="P91" style:family="paragraph" style:parent-style-name="Standard">
      <style:paragraph-properties fo:text-align="justify" style:justify-single-word="false"/>
      <style:text-properties style:text-underline-style="solid" style:text-underline-width="auto" style:text-underline-color="font-color" fo:font-weight="normal" officeooo:rsid="008e54ab" officeooo:paragraph-rsid="0090e87f" style:font-weight-asian="normal" style:font-weight-complex="normal"/>
    </style:style>
    <style:style style:name="P92" style:family="paragraph" style:parent-style-name="Standard">
      <style:paragraph-properties fo:text-align="justify" style:justify-single-word="false"/>
      <style:text-properties style:text-underline-style="solid" style:text-underline-width="auto" style:text-underline-color="font-color" fo:font-weight="normal" officeooo:rsid="008e54ab" officeooo:paragraph-rsid="0094235a" style:font-weight-asian="normal" style:font-weight-complex="normal"/>
    </style:style>
    <style:style style:name="P93" style:family="paragraph" style:parent-style-name="Standard">
      <style:paragraph-properties fo:text-align="justify" style:justify-single-word="false"/>
      <style:text-properties style:text-underline-style="solid" style:text-underline-width="auto" style:text-underline-color="font-color" fo:font-weight="normal" officeooo:rsid="0094235a" officeooo:paragraph-rsid="0094235a" style:font-weight-asian="normal" style:font-weight-complex="normal"/>
    </style:style>
    <style:style style:name="P94" style:family="paragraph" style:parent-style-name="Standard">
      <style:paragraph-properties fo:text-align="justify" style:justify-single-word="false"/>
      <style:text-properties style:text-underline-style="solid" style:text-underline-width="auto" style:text-underline-color="font-color" fo:font-weight="normal" officeooo:rsid="0099c261" officeooo:paragraph-rsid="0099c261" style:font-weight-asian="normal" style:font-weight-complex="normal"/>
    </style:style>
    <style:style style:name="P95" style:family="paragraph" style:parent-style-name="Standard">
      <style:paragraph-properties fo:text-align="justify" style:justify-single-word="false"/>
      <style:text-properties style:text-underline-style="solid" style:text-underline-width="auto" style:text-underline-color="font-color" fo:font-weight="normal" officeooo:rsid="0099c261" officeooo:paragraph-rsid="009ba1a3" style:font-weight-asian="normal" style:font-weight-complex="normal"/>
    </style:style>
    <style:style style:name="P96" style:family="paragraph" style:parent-style-name="Standard">
      <style:paragraph-properties fo:text-align="justify" style:justify-single-word="false"/>
      <style:text-properties style:text-underline-style="solid" style:text-underline-width="auto" style:text-underline-color="font-color" fo:font-weight="normal" officeooo:rsid="009d82b2" officeooo:paragraph-rsid="009d82b2" style:font-weight-asian="normal" style:font-weight-complex="normal"/>
    </style:style>
    <style:style style:name="P97" style:family="paragraph" style:parent-style-name="Standard">
      <style:paragraph-properties fo:text-align="justify" style:justify-single-word="false"/>
      <style:text-properties style:text-underline-style="solid" style:text-underline-width="auto" style:text-underline-color="font-color" fo:font-weight="normal" officeooo:rsid="00a1377a" officeooo:paragraph-rsid="00a1377a" style:font-weight-asian="normal" style:font-weight-complex="normal"/>
    </style:style>
    <style:style style:name="P98" style:family="paragraph" style:parent-style-name="Standard">
      <style:paragraph-properties fo:text-align="justify" style:justify-single-word="false"/>
      <style:text-properties style:text-underline-style="solid" style:text-underline-width="auto" style:text-underline-color="font-color" fo:font-weight="normal" officeooo:rsid="00a190e5" officeooo:paragraph-rsid="00a190e5" style:font-weight-asian="normal" style:font-weight-complex="normal"/>
    </style:style>
    <style:style style:name="P99" style:family="paragraph" style:parent-style-name="Standard">
      <style:paragraph-properties fo:text-align="justify" style:justify-single-word="false"/>
      <style:text-properties style:text-underline-style="solid" style:text-underline-width="auto" style:text-underline-color="font-color" fo:font-weight="normal" officeooo:rsid="00ac507a" officeooo:paragraph-rsid="00ac507a" style:font-weight-asian="normal" style:font-weight-complex="normal"/>
    </style:style>
    <style:style style:name="P100" style:family="paragraph" style:parent-style-name="Standard">
      <style:paragraph-properties fo:text-align="justify" style:justify-single-word="false"/>
      <style:text-properties style:text-underline-style="solid" style:text-underline-width="auto" style:text-underline-color="font-color" fo:font-weight="normal" officeooo:rsid="00ac507a" officeooo:paragraph-rsid="00b42f10" style:font-weight-asian="normal" style:font-weight-complex="normal"/>
    </style:style>
    <style:style style:name="P101" style:family="paragraph" style:parent-style-name="Standard">
      <style:paragraph-properties fo:text-align="justify" style:justify-single-word="false"/>
      <style:text-properties officeooo:rsid="005116a2" officeooo:paragraph-rsid="005116a2"/>
    </style:style>
    <style:style style:name="P102" style:family="paragraph" style:parent-style-name="Standard">
      <style:paragraph-properties fo:text-align="justify" style:justify-single-word="false"/>
      <style:text-properties officeooo:rsid="0056ea6e" officeooo:paragraph-rsid="0056ea6e"/>
    </style:style>
    <style:style style:name="P103" style:family="paragraph" style:parent-style-name="Standard">
      <style:paragraph-properties fo:text-align="justify" style:justify-single-word="false"/>
      <style:text-properties officeooo:rsid="004fb22c" officeooo:paragraph-rsid="004fb22c"/>
    </style:style>
    <style:style style:name="P104" style:family="paragraph" style:parent-style-name="Standard">
      <style:paragraph-properties fo:text-align="justify" style:justify-single-word="false"/>
      <style:text-properties fo:font-style="italic" fo:font-weight="normal" officeooo:rsid="005c6f61" officeooo:paragraph-rsid="005c6f61" style:font-style-asian="italic" style:font-weight-asian="normal" style:font-style-complex="italic" style:font-weight-complex="normal"/>
    </style:style>
    <style:style style:name="P105" style:family="paragraph" style:parent-style-name="Standard">
      <style:paragraph-properties fo:text-align="justify" style:justify-single-word="false"/>
      <style:text-properties fo:font-style="italic" style:text-underline-style="none" officeooo:rsid="006854d9" officeooo:paragraph-rsid="0068cde0" style:font-style-asian="italic" style:font-style-complex="italic"/>
    </style:style>
    <style:style style:name="P106" style:family="paragraph" style:parent-style-name="Standard">
      <style:paragraph-properties fo:text-align="justify" style:justify-single-word="false"/>
      <style:text-properties officeooo:rsid="006cba7b" officeooo:paragraph-rsid="007c6cb0"/>
    </style:style>
    <style:style style:name="P107" style:family="paragraph" style:parent-style-name="Standard">
      <style:paragraph-properties fo:text-align="justify" style:justify-single-word="false"/>
      <style:text-properties officeooo:rsid="006cba7b" officeooo:paragraph-rsid="007df2fd"/>
    </style:style>
    <style:style style:name="P108" style:family="paragraph" style:parent-style-name="Standard">
      <style:paragraph-properties fo:text-align="justify" style:justify-single-word="false"/>
      <style:text-properties officeooo:rsid="006a4737" officeooo:paragraph-rsid="006cba7b"/>
    </style:style>
    <style:style style:name="P109" style:family="paragraph" style:parent-style-name="Standard">
      <style:paragraph-properties fo:text-align="justify" style:justify-single-word="false"/>
      <style:text-properties officeooo:rsid="0074f734" officeooo:paragraph-rsid="0074f734"/>
    </style:style>
    <style:style style:name="P110" style:family="paragraph" style:parent-style-name="Standard">
      <style:paragraph-properties fo:text-align="justify" style:justify-single-word="false"/>
      <style:text-properties officeooo:rsid="007adf3d" officeooo:paragraph-rsid="007c6cb0"/>
    </style:style>
    <style:style style:name="P111" style:family="paragraph" style:parent-style-name="Standard">
      <style:paragraph-properties fo:text-align="justify" style:justify-single-word="false"/>
      <style:text-properties officeooo:rsid="00a6ddb8" officeooo:paragraph-rsid="00a6ddb8"/>
    </style:style>
    <style:style style:name="P112" style:family="paragraph" style:parent-style-name="Standard">
      <style:paragraph-properties fo:text-align="justify" style:justify-single-word="false"/>
      <style:text-properties fo:font-style="normal" style:text-underline-style="none" fo:font-weight="normal" officeooo:rsid="00c38072" officeooo:paragraph-rsid="00c38072" style:font-style-asian="normal" style:font-weight-asian="normal" style:font-style-complex="normal" style:font-weight-complex="normal"/>
    </style:style>
    <style:style style:name="P113"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c38072" officeooo:paragraph-rsid="00c38072" style:font-style-asian="normal" style:font-weight-asian="normal" style:font-style-complex="normal" style:font-weight-complex="normal"/>
    </style:style>
    <style:style style:name="P114"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c432d8" officeooo:paragraph-rsid="00c432d8" style:font-style-asian="normal" style:font-weight-asian="normal" style:font-style-complex="normal" style:font-weight-complex="normal"/>
    </style:style>
    <style:style style:name="P115"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c65f65" officeooo:paragraph-rsid="00c65f65" style:font-style-asian="normal" style:font-weight-asian="normal" style:font-style-complex="normal" style:font-weight-complex="normal"/>
    </style:style>
    <style:style style:name="P116" style:family="paragraph" style:parent-style-name="Standard">
      <style:paragraph-properties fo:text-align="justify" style:justify-single-word="false"/>
      <style:text-properties style:text-underline-style="none" fo:font-weight="normal" officeooo:rsid="0059b88c" officeooo:paragraph-rsid="0059b88c" style:font-weight-asian="normal" style:font-weight-complex="normal"/>
    </style:style>
    <style:style style:name="P117" style:family="paragraph" style:parent-style-name="Standard">
      <style:paragraph-properties fo:text-align="justify" style:justify-single-word="false"/>
      <style:text-properties style:text-underline-style="none" fo:font-weight="normal" officeooo:rsid="00c8dee4" officeooo:paragraph-rsid="00c8dee4" style:font-weight-asian="normal" style:font-weight-complex="normal"/>
    </style:style>
    <style:style style:name="P118" style:family="paragraph" style:parent-style-name="Standard">
      <style:paragraph-properties fo:text-align="justify" style:justify-single-word="false"/>
      <style:text-properties style:text-underline-style="none" fo:font-weight="normal" officeooo:rsid="004706fb" officeooo:paragraph-rsid="004706fb" style:font-weight-asian="normal" style:font-weight-complex="normal"/>
    </style:style>
    <style:style style:name="P119" style:family="paragraph" style:parent-style-name="Standard">
      <style:paragraph-properties fo:text-align="justify" style:justify-single-word="false"/>
      <style:text-properties fo:font-weight="normal" officeooo:rsid="0049f716" officeooo:paragraph-rsid="0049f716" style:font-weight-asian="normal" style:font-weight-complex="normal"/>
    </style:style>
    <style:style style:name="P120" style:family="paragraph" style:parent-style-name="Standard">
      <style:paragraph-properties fo:text-align="justify" style:justify-single-word="false"/>
      <style:text-properties fo:font-weight="normal" officeooo:rsid="00c94c70" officeooo:paragraph-rsid="00c94c70" style:font-weight-asian="normal" style:font-weight-complex="normal"/>
    </style:style>
    <style:style style:name="P121" style:family="paragraph" style:parent-style-name="Standard">
      <style:paragraph-properties fo:text-align="justify" style:justify-single-word="false"/>
      <style:text-properties fo:font-style="italic" fo:font-weight="normal" officeooo:rsid="005b43bb" officeooo:paragraph-rsid="005b43bb" style:font-style-asian="italic" style:font-weight-asian="normal" style:font-style-complex="italic" style:font-weight-complex="normal"/>
    </style:style>
    <style:style style:name="T1" style:family="text">
      <style:text-properties officeooo:rsid="00072a3e"/>
    </style:style>
    <style:style style:name="T2" style:family="text">
      <style:text-properties fo:font-weight="bold" style:font-weight-asian="bold" style:font-weight-complex="bold"/>
    </style:style>
    <style:style style:name="T3" style:family="text">
      <style:text-properties fo:font-weight="bold" officeooo:rsid="004592a4" style:font-weight-asian="bold" style:font-weight-complex="bold"/>
    </style:style>
    <style:style style:name="T4" style:family="text">
      <style:text-properties fo:font-weight="bold" officeooo:rsid="004d087c" style:font-weight-asian="bold" style:font-weight-complex="bold"/>
    </style:style>
    <style:style style:name="T5" style:family="text">
      <style:text-properties fo:font-weight="bold" officeooo:rsid="004fb22c" style:font-weight-asian="bold" style:font-weight-complex="bold"/>
    </style:style>
    <style:style style:name="T6" style:family="text">
      <style:text-properties fo:font-weight="bold" officeooo:rsid="00602a96" style:font-weight-asian="bold" style:font-weight-complex="bold"/>
    </style:style>
    <style:style style:name="T7" style:family="text">
      <style:text-properties fo:font-weight="bold" officeooo:rsid="008baa82" style:font-weight-asian="bold" style:font-weight-complex="bold"/>
    </style:style>
    <style:style style:name="T8" style:family="text">
      <style:text-properties fo:font-weight="bold" officeooo:rsid="00c94c70" style:font-weight-asian="bold" style:font-weight-complex="bold"/>
    </style:style>
    <style:style style:name="T9" style:family="text">
      <style:text-properties fo:font-weight="bold" officeooo:rsid="00c95e14" style:font-weight-asian="bold" style:font-weight-complex="bold"/>
    </style:style>
    <style:style style:name="T10" style:family="text">
      <style:text-properties fo:font-weight="bold" officeooo:rsid="00cadbce" style:font-weight-asian="bold" style:font-weight-complex="bold"/>
    </style:style>
    <style:style style:name="T11" style:family="text">
      <style:text-properties officeooo:rsid="0028a936"/>
    </style:style>
    <style:style style:name="T12" style:family="text">
      <style:text-properties fo:font-size="18pt" style:font-size-asian="18pt" style:font-name-complex="Arial" style:font-size-complex="18pt"/>
    </style:style>
    <style:style style:name="T13" style:family="text">
      <style:text-properties fo:font-size="22pt" fo:font-weight="bold" style:font-size-asian="22pt" style:font-weight-asian="bold" style:font-name-complex="Arial" style:font-size-complex="22pt"/>
    </style:style>
    <style:style style:name="T14" style:family="text">
      <style:text-properties fo:font-size="22pt" fo:font-weight="bold" officeooo:rsid="0037742f" style:font-size-asian="22pt" style:font-weight-asian="bold" style:font-name-complex="Arial" style:font-size-complex="22pt"/>
    </style:style>
    <style:style style:name="T15" style:family="text">
      <style:text-properties fo:font-size="16pt" style:font-size-asian="16pt" style:font-name-complex="Arial" style:font-size-complex="16pt"/>
    </style:style>
    <style:style style:name="T16" style:family="text">
      <style:text-properties fo:font-size="16pt" fo:font-weight="bold" officeooo:rsid="000f9927" style:font-size-asian="16pt" style:font-weight-asian="bold" style:font-name-complex="Arial" style:font-size-complex="16pt" style:font-weight-complex="bold"/>
    </style:style>
    <style:style style:name="T17" style:family="text">
      <style:text-properties officeooo:rsid="004592a4"/>
    </style:style>
    <style:style style:name="T18" style:family="text">
      <style:text-properties officeooo:rsid="0048b2d4"/>
    </style:style>
    <style:style style:name="T19" style:family="text">
      <style:text-properties style:text-underline-style="none"/>
    </style:style>
    <style:style style:name="T20" style:family="text">
      <style:text-properties style:text-underline-style="none" officeooo:rsid="0053b779"/>
    </style:style>
    <style:style style:name="T21" style:family="text">
      <style:text-properties style:text-underline-style="none" officeooo:rsid="0054bdbd"/>
    </style:style>
    <style:style style:name="T22" style:family="text">
      <style:text-properties style:text-underline-style="none" officeooo:rsid="005d7448"/>
    </style:style>
    <style:style style:name="T23" style:family="text">
      <style:text-properties style:text-underline-style="none" officeooo:rsid="0062b2dc"/>
    </style:style>
    <style:style style:name="T24" style:family="text">
      <style:text-properties style:text-underline-style="none" officeooo:rsid="00636089"/>
    </style:style>
    <style:style style:name="T25" style:family="text">
      <style:text-properties style:text-underline-style="none" officeooo:rsid="0063b52a"/>
    </style:style>
    <style:style style:name="T26" style:family="text">
      <style:text-properties style:text-underline-style="none" officeooo:rsid="0066ca61"/>
    </style:style>
    <style:style style:name="T27" style:family="text">
      <style:text-properties style:text-underline-style="none" officeooo:rsid="006724d1"/>
    </style:style>
    <style:style style:name="T28" style:family="text">
      <style:text-properties style:text-underline-style="none" officeooo:rsid="0067420d"/>
    </style:style>
    <style:style style:name="T29" style:family="text">
      <style:text-properties style:text-underline-style="none" officeooo:rsid="006854d9"/>
    </style:style>
    <style:style style:name="T30" style:family="text">
      <style:text-properties style:text-underline-style="none" officeooo:rsid="0068cde0"/>
    </style:style>
    <style:style style:name="T31" style:family="text">
      <style:text-properties style:text-underline-style="none" officeooo:rsid="006a4737"/>
    </style:style>
    <style:style style:name="T32" style:family="text">
      <style:text-properties style:text-underline-style="none" officeooo:rsid="006a5b27"/>
    </style:style>
    <style:style style:name="T33" style:family="text">
      <style:text-properties style:text-underline-style="none" officeooo:rsid="006add7b"/>
    </style:style>
    <style:style style:name="T34" style:family="text">
      <style:text-properties style:text-underline-style="none" officeooo:rsid="006cba7b"/>
    </style:style>
    <style:style style:name="T35" style:family="text">
      <style:text-properties style:text-underline-style="none" fo:font-weight="bold" style:font-weight-asian="bold" style:font-weight-complex="bold"/>
    </style:style>
    <style:style style:name="T36" style:family="text">
      <style:text-properties style:text-underline-style="none" fo:font-weight="bold" officeooo:rsid="006cba7b" style:font-weight-asian="bold" style:font-weight-complex="bold"/>
    </style:style>
    <style:style style:name="T37" style:family="text">
      <style:text-properties style:text-underline-style="none" officeooo:rsid="006de2ef"/>
    </style:style>
    <style:style style:name="T38" style:family="text">
      <style:text-properties style:text-underline-style="none" officeooo:rsid="00733e43"/>
    </style:style>
    <style:style style:name="T39" style:family="text">
      <style:text-properties style:text-underline-style="none" officeooo:rsid="0082e45b"/>
    </style:style>
    <style:style style:name="T40" style:family="text">
      <style:text-properties style:text-underline-style="none" officeooo:rsid="008796aa"/>
    </style:style>
    <style:style style:name="T41" style:family="text">
      <style:text-properties style:text-underline-style="none" officeooo:rsid="008baa82"/>
    </style:style>
    <style:style style:name="T42" style:family="text">
      <style:text-properties style:text-underline-style="none" officeooo:rsid="00c432d8"/>
    </style:style>
    <style:style style:name="T43" style:family="text">
      <style:text-properties style:text-underline-style="none" officeooo:rsid="00c5bbb8"/>
    </style:style>
    <style:style style:name="T44" style:family="text">
      <style:text-properties style:text-underline-style="none" officeooo:rsid="00c95e14"/>
    </style:style>
    <style:style style:name="T45" style:family="text">
      <style:text-properties officeooo:rsid="004d087c"/>
    </style:style>
    <style:style style:name="T46" style:family="text">
      <style:text-properties style:text-underline-style="solid" style:text-underline-width="auto" style:text-underline-color="font-color"/>
    </style:style>
    <style:style style:name="T47" style:family="text">
      <style:text-properties style:text-underline-style="solid" style:text-underline-width="auto" style:text-underline-color="font-color" fo:font-weight="normal" style:font-weight-asian="normal" style:font-weight-complex="normal"/>
    </style:style>
    <style:style style:name="T48" style:family="text">
      <style:text-properties style:text-underline-style="solid" style:text-underline-width="auto" style:text-underline-color="font-color" officeooo:rsid="0059b88c"/>
    </style:style>
    <style:style style:name="T49" style:family="text">
      <style:text-properties style:text-underline-style="solid" style:text-underline-width="auto" style:text-underline-color="font-color" officeooo:rsid="0076d8e6"/>
    </style:style>
    <style:style style:name="T50" style:family="text">
      <style:text-properties style:text-underline-style="solid" style:text-underline-width="auto" style:text-underline-color="font-color" officeooo:rsid="00c8dee4"/>
    </style:style>
    <style:style style:name="T51" style:family="text">
      <style:text-properties fo:font-style="normal" style:text-underline-style="none" style:font-style-asian="normal" style:font-style-complex="normal"/>
    </style:style>
    <style:style style:name="T52" style:family="text">
      <style:text-properties fo:font-style="normal" style:text-underline-style="none" officeooo:rsid="004fb22c" style:font-style-asian="normal" style:font-style-complex="normal"/>
    </style:style>
    <style:style style:name="T53" style:family="text">
      <style:text-properties fo:font-style="normal" style:text-underline-style="none" officeooo:rsid="004d087c" style:font-style-asian="normal" style:font-style-complex="normal"/>
    </style:style>
    <style:style style:name="T54" style:family="text">
      <style:text-properties fo:font-style="normal" style:text-underline-style="none" officeooo:rsid="005116a2" style:font-style-asian="normal" style:font-style-complex="normal"/>
    </style:style>
    <style:style style:name="T55" style:family="text">
      <style:text-properties fo:font-style="normal" style:text-underline-style="none" officeooo:rsid="005efa89" style:font-style-asian="normal" style:font-style-complex="normal"/>
    </style:style>
    <style:style style:name="T56" style:family="text">
      <style:text-properties fo:font-style="normal" style:text-underline-style="none" officeooo:rsid="006a5b27" style:font-style-asian="normal" style:font-style-complex="normal"/>
    </style:style>
    <style:style style:name="T57" style:family="text">
      <style:text-properties fo:font-style="normal" style:text-underline-style="none" officeooo:rsid="006a4737" style:font-style-asian="normal" style:font-style-complex="normal"/>
    </style:style>
    <style:style style:name="T58" style:family="text">
      <style:text-properties fo:font-style="normal" style:text-underline-style="none" officeooo:rsid="007c6cb0" style:font-style-asian="normal" style:font-style-complex="normal"/>
    </style:style>
    <style:style style:name="T59" style:family="text">
      <style:text-properties fo:font-style="normal" style:text-underline-style="none" officeooo:rsid="006add7b" style:font-style-asian="normal" style:font-style-complex="normal"/>
    </style:style>
    <style:style style:name="T60" style:family="text">
      <style:text-properties fo:font-style="normal" style:text-underline-style="none" officeooo:rsid="0082e45b" style:font-style-asian="normal" style:font-style-complex="normal"/>
    </style:style>
    <style:style style:name="T61" style:family="text">
      <style:text-properties fo:font-style="normal" style:text-underline-style="none" officeooo:rsid="008467b5" style:font-style-asian="normal" style:font-style-complex="normal"/>
    </style:style>
    <style:style style:name="T62" style:family="text">
      <style:text-properties fo:font-style="normal" style:text-underline-style="none" officeooo:rsid="00867a10" style:font-style-asian="normal" style:font-style-complex="normal"/>
    </style:style>
    <style:style style:name="T63" style:family="text">
      <style:text-properties fo:font-style="normal" style:text-underline-style="none" officeooo:rsid="00877b46" style:font-style-asian="normal" style:font-style-complex="normal"/>
    </style:style>
    <style:style style:name="T64" style:family="text">
      <style:text-properties fo:font-style="normal" style:text-underline-style="none" officeooo:rsid="008796aa" style:font-style-asian="normal" style:font-style-complex="normal"/>
    </style:style>
    <style:style style:name="T65" style:family="text">
      <style:text-properties fo:font-style="normal" style:text-underline-style="none" officeooo:rsid="00893915" style:font-style-asian="normal" style:font-style-complex="normal"/>
    </style:style>
    <style:style style:name="T66" style:family="text">
      <style:text-properties fo:font-style="normal" style:text-underline-style="none" officeooo:rsid="008d6e03" style:font-style-asian="normal" style:font-style-complex="normal"/>
    </style:style>
    <style:style style:name="T67" style:family="text">
      <style:text-properties fo:font-style="normal" style:text-underline-style="none" officeooo:rsid="008fb34d" style:font-style-asian="normal" style:font-style-complex="normal"/>
    </style:style>
    <style:style style:name="T68" style:family="text">
      <style:text-properties fo:font-style="normal" style:text-underline-style="none" officeooo:rsid="0090e87f" style:font-style-asian="normal" style:font-style-complex="normal"/>
    </style:style>
    <style:style style:name="T69" style:family="text">
      <style:text-properties fo:font-style="normal" style:text-underline-style="none" officeooo:rsid="0091c621" style:font-style-asian="normal" style:font-style-complex="normal"/>
    </style:style>
    <style:style style:name="T70" style:family="text">
      <style:text-properties fo:font-style="normal" style:text-underline-style="none" officeooo:rsid="0094235a" style:font-style-asian="normal" style:font-style-complex="normal"/>
    </style:style>
    <style:style style:name="T71" style:family="text">
      <style:text-properties fo:font-style="normal" style:text-underline-style="none" officeooo:rsid="00954237" style:font-style-asian="normal" style:font-style-complex="normal"/>
    </style:style>
    <style:style style:name="T72" style:family="text">
      <style:text-properties fo:font-style="normal" style:text-underline-style="none" officeooo:rsid="00973ba9" style:font-style-asian="normal" style:font-style-complex="normal"/>
    </style:style>
    <style:style style:name="T73" style:family="text">
      <style:text-properties fo:font-style="normal" style:text-underline-style="none" officeooo:rsid="009ba1a3" style:font-style-asian="normal" style:font-style-complex="normal"/>
    </style:style>
    <style:style style:name="T74" style:family="text">
      <style:text-properties fo:font-style="normal" style:text-underline-style="none" officeooo:rsid="009d82b2" style:font-style-asian="normal" style:font-style-complex="normal"/>
    </style:style>
    <style:style style:name="T75" style:family="text">
      <style:text-properties fo:font-style="normal" style:text-underline-style="none" officeooo:rsid="009f5a83" style:font-style-asian="normal" style:font-style-complex="normal"/>
    </style:style>
    <style:style style:name="T76" style:family="text">
      <style:text-properties fo:font-style="normal" style:text-underline-style="none" officeooo:rsid="00a190e5" style:font-style-asian="normal" style:font-style-complex="normal"/>
    </style:style>
    <style:style style:name="T77" style:family="text">
      <style:text-properties fo:font-style="normal" style:text-underline-style="none" officeooo:rsid="00a35e24" style:font-style-asian="normal" style:font-style-complex="normal"/>
    </style:style>
    <style:style style:name="T78" style:family="text">
      <style:text-properties fo:font-style="normal" style:text-underline-style="none" officeooo:rsid="00b0b203" style:font-style-asian="normal" style:font-style-complex="normal"/>
    </style:style>
    <style:style style:name="T79" style:family="text">
      <style:text-properties fo:font-style="normal" style:text-underline-style="none" officeooo:rsid="00b115fa" style:font-style-asian="normal" style:font-style-complex="normal"/>
    </style:style>
    <style:style style:name="T80" style:family="text">
      <style:text-properties fo:font-style="normal" style:text-underline-style="none" officeooo:rsid="00b171e6" style:font-style-asian="normal" style:font-style-complex="normal"/>
    </style:style>
    <style:style style:name="T81" style:family="text">
      <style:text-properties fo:font-style="normal" style:text-underline-style="none" officeooo:rsid="00b28135" style:font-style-asian="normal" style:font-style-complex="normal"/>
    </style:style>
    <style:style style:name="T82" style:family="text">
      <style:text-properties fo:font-style="normal" style:text-underline-style="none" officeooo:rsid="00b3f0b4" style:font-style-asian="normal" style:font-style-complex="normal"/>
    </style:style>
    <style:style style:name="T83" style:family="text">
      <style:text-properties fo:font-style="normal" style:text-underline-style="none" officeooo:rsid="00b42f10" style:font-style-asian="normal" style:font-style-complex="normal"/>
    </style:style>
    <style:style style:name="T84" style:family="text">
      <style:text-properties fo:font-style="normal" style:text-underline-style="none" officeooo:rsid="00b90e9b" style:font-style-asian="normal" style:font-style-complex="normal"/>
    </style:style>
    <style:style style:name="T85" style:family="text">
      <style:text-properties fo:font-style="normal" style:text-underline-style="none" officeooo:rsid="00bb90a3" style:font-style-asian="normal" style:font-style-complex="normal"/>
    </style:style>
    <style:style style:name="T86" style:family="text">
      <style:text-properties fo:font-style="normal" style:text-underline-style="none" officeooo:rsid="00c95e14" style:font-style-asian="normal" style:font-style-complex="normal"/>
    </style:style>
    <style:style style:name="T87" style:family="text">
      <style:text-properties fo:font-style="normal" style:text-underline-style="none" fo:font-weight="normal" style:font-style-asian="normal" style:font-weight-asian="normal" style:font-style-complex="normal" style:font-weight-complex="normal"/>
    </style:style>
    <style:style style:name="T88" style:family="text">
      <style:text-properties fo:font-style="normal" style:text-underline-style="none" fo:font-weight="normal" officeooo:rsid="006c48e5" style:font-style-asian="normal" style:font-weight-asian="normal" style:font-style-complex="normal" style:font-weight-complex="normal"/>
    </style:style>
    <style:style style:name="T89" style:family="text">
      <style:text-properties fo:font-style="normal" style:text-underline-style="none" fo:font-weight="normal" officeooo:rsid="006cba7b" style:font-style-asian="normal" style:font-weight-asian="normal" style:font-style-complex="normal" style:font-weight-complex="normal"/>
    </style:style>
    <style:style style:name="T90" style:family="text">
      <style:text-properties fo:font-style="normal" style:text-underline-style="none" fo:font-weight="normal" officeooo:rsid="006f3a32" style:font-style-asian="normal" style:font-weight-asian="normal" style:font-style-complex="normal" style:font-weight-complex="normal"/>
    </style:style>
    <style:style style:name="T91" style:family="text">
      <style:text-properties fo:font-style="normal" style:text-underline-style="none" fo:font-weight="normal" officeooo:rsid="006a4737" style:font-style-asian="normal" style:font-weight-asian="normal" style:font-style-complex="normal" style:font-weight-complex="normal"/>
    </style:style>
    <style:style style:name="T92" style:family="text">
      <style:text-properties fo:font-style="normal" style:text-underline-style="none" fo:font-weight="normal" officeooo:rsid="006a5b27" style:font-style-asian="normal" style:font-weight-asian="normal" style:font-style-complex="normal" style:font-weight-complex="normal"/>
    </style:style>
    <style:style style:name="T93" style:family="text">
      <style:text-properties fo:font-style="normal" style:text-underline-style="none" fo:font-weight="normal" officeooo:rsid="006add7b" style:font-style-asian="normal" style:font-weight-asian="normal" style:font-style-complex="normal" style:font-weight-complex="normal"/>
    </style:style>
    <style:style style:name="T94" style:family="text">
      <style:text-properties fo:font-style="normal" style:text-underline-style="none" fo:font-weight="normal" officeooo:rsid="007c6cb0" style:font-style-asian="normal" style:font-weight-asian="normal" style:font-style-complex="normal" style:font-weight-complex="normal"/>
    </style:style>
    <style:style style:name="T95" style:family="text">
      <style:text-properties fo:font-style="normal" style:text-underline-style="none" fo:font-weight="bold" style:font-style-asian="normal" style:font-weight-asian="bold" style:font-style-complex="normal" style:font-weight-complex="bold"/>
    </style:style>
    <style:style style:name="T96" style:family="text">
      <style:text-properties fo:font-style="normal" style:text-underline-style="none" fo:font-weight="bold" officeooo:rsid="00868ef7" style:font-style-asian="normal" style:font-weight-asian="bold" style:font-style-complex="normal" style:font-weight-complex="bold"/>
    </style:style>
    <style:style style:name="T97" style:family="text">
      <style:text-properties fo:font-style="normal" style:text-underline-style="none" fo:font-weight="bold" officeooo:rsid="00877b46" style:font-style-asian="normal" style:font-weight-asian="bold" style:font-style-complex="normal" style:font-weight-complex="bold"/>
    </style:style>
    <style:style style:name="T98" style:family="text">
      <style:text-properties fo:font-style="normal" style:text-underline-style="none" fo:font-weight="bold" officeooo:rsid="008baa82" style:font-style-asian="normal" style:font-weight-asian="bold" style:font-style-complex="normal" style:font-weight-complex="bold"/>
    </style:style>
    <style:style style:name="T99" style:family="text">
      <style:text-properties fo:font-style="normal" style:text-underline-style="none" fo:font-weight="bold" officeooo:rsid="0090e87f" style:font-style-asian="normal" style:font-weight-asian="bold" style:font-style-complex="normal" style:font-weight-complex="bold"/>
    </style:style>
    <style:style style:name="T100" style:family="text">
      <style:text-properties fo:font-style="normal" style:text-underline-style="none" fo:font-weight="bold" officeooo:rsid="00b171e6" style:font-style-asian="normal" style:font-weight-asian="bold" style:font-style-complex="normal" style:font-weight-complex="bold"/>
    </style:style>
    <style:style style:name="T101" style:family="text">
      <style:text-properties fo:font-style="normal" style:text-underline-style="none" fo:font-weight="bold" officeooo:rsid="00c38072" style:font-style-asian="normal" style:font-weight-asian="bold" style:font-style-complex="normal" style:font-weight-complex="bold"/>
    </style:style>
    <style:style style:name="T102" style:family="text">
      <style:text-properties fo:font-style="normal" style:text-underline-style="none" fo:font-weight="bold" officeooo:rsid="00c95e14" style:font-style-asian="normal" style:font-weight-asian="bold" style:font-style-complex="normal" style:font-weight-complex="bold"/>
    </style:style>
    <style:style style:name="T103" style:family="text">
      <style:text-properties fo:font-style="normal" style:text-underline-style="none" fo:font-weight="bold" officeooo:rsid="00a35e24" style:font-style-asian="normal" style:font-weight-asian="bold" style:font-style-complex="normal" style:font-weight-complex="bold"/>
    </style:style>
    <style:style style:name="T104" style:family="text">
      <style:text-properties fo:font-style="normal" style:text-underline-style="none" fo:font-weight="bold" officeooo:rsid="00b0b203" style:font-style-asian="normal" style:font-weight-asian="bold" style:font-style-complex="normal" style:font-weight-complex="bold"/>
    </style:style>
    <style:style style:name="T105" style:family="text">
      <style:text-properties fo:font-style="normal" style:text-underline-style="solid" style:text-underline-width="auto" style:text-underline-color="font-color" style:font-style-asian="normal" style:font-style-complex="normal"/>
    </style:style>
    <style:style style:name="T106" style:family="text">
      <style:text-properties fo:font-style="normal" style:font-style-asian="normal" style:font-style-complex="normal"/>
    </style:style>
    <style:style style:name="T107" style:family="text">
      <style:text-properties fo:font-style="normal" officeooo:rsid="004d087c" style:font-style-asian="normal" style:font-style-complex="normal"/>
    </style:style>
    <style:style style:name="T108" style:family="text">
      <style:text-properties fo:font-style="normal" officeooo:rsid="0082e45b" style:font-style-asian="normal" style:font-style-complex="normal"/>
    </style:style>
    <style:style style:name="T109" style:family="text">
      <style:text-properties fo:font-style="normal" officeooo:rsid="008467b5" style:font-style-asian="normal" style:font-style-complex="normal"/>
    </style:style>
    <style:style style:name="T110" style:family="text">
      <style:text-properties fo:font-style="normal" officeooo:rsid="00877b46" style:font-style-asian="normal" style:font-style-complex="normal"/>
    </style:style>
    <style:style style:name="T111" style:family="text">
      <style:text-properties fo:font-style="normal" officeooo:rsid="0090e87f" style:font-style-asian="normal" style:font-style-complex="normal"/>
    </style:style>
    <style:style style:name="T112" style:family="text">
      <style:text-properties fo:font-style="normal" officeooo:rsid="009ba1a3" style:font-style-asian="normal" style:font-style-complex="normal"/>
    </style:style>
    <style:style style:name="T113" style:family="text">
      <style:text-properties fo:font-style="normal" officeooo:rsid="00b42f10" style:font-style-asian="normal" style:font-style-complex="normal"/>
    </style:style>
    <style:style style:name="T114" style:family="text">
      <style:text-properties fo:font-style="normal" officeooo:rsid="00c5bbb8" style:font-style-asian="normal" style:font-style-complex="normal"/>
    </style:style>
    <style:style style:name="T115" style:family="text">
      <style:text-properties fo:font-style="normal" fo:font-weight="normal" officeooo:rsid="007fa16f" style:font-style-asian="normal" style:font-weight-asian="normal" style:font-style-complex="normal" style:font-weight-complex="normal"/>
    </style:style>
    <style:style style:name="T116" style:family="text">
      <style:text-properties officeooo:rsid="0052110a"/>
    </style:style>
    <style:style style:name="T117" style:family="text">
      <style:text-properties officeooo:rsid="0059b88c"/>
    </style:style>
    <style:style style:name="T118" style:family="text">
      <style:text-properties officeooo:rsid="0059d54f"/>
    </style:style>
    <style:style style:name="T119" style:family="text">
      <style:text-properties officeooo:rsid="005d7448"/>
    </style:style>
    <style:style style:name="T120" style:family="text">
      <style:text-properties officeooo:rsid="0063b52a"/>
    </style:style>
    <style:style style:name="T121" style:family="text">
      <style:text-properties officeooo:rsid="0067420d"/>
    </style:style>
    <style:style style:name="T122" style:family="text">
      <style:text-properties fo:font-style="italic" style:font-style-asian="italic" style:font-style-complex="italic"/>
    </style:style>
    <style:style style:name="T123" style:family="text">
      <style:text-properties fo:font-style="italic" officeooo:rsid="00c5bbb8" style:font-style-asian="italic" style:font-style-complex="italic"/>
    </style:style>
    <style:style style:name="T124" style:family="text">
      <style:text-properties fo:font-style="italic" style:text-underline-style="none" style:font-style-asian="italic" style:font-style-complex="italic"/>
    </style:style>
    <style:style style:name="T125" style:family="text">
      <style:text-properties fo:font-style="italic" style:text-underline-style="none" officeooo:rsid="0067420d" style:font-style-asian="italic" style:font-style-complex="italic"/>
    </style:style>
    <style:style style:name="T126" style:family="text">
      <style:text-properties fo:font-style="italic" style:text-underline-style="none" officeooo:rsid="0054bdbd" style:font-style-asian="italic" style:font-style-complex="italic"/>
    </style:style>
    <style:style style:name="T127" style:family="text">
      <style:text-properties fo:font-style="italic" style:text-underline-style="none" officeooo:rsid="0063b52a" style:font-style-asian="italic" style:font-style-complex="italic"/>
    </style:style>
    <style:style style:name="T128" style:family="text">
      <style:text-properties fo:font-style="italic" style:text-underline-style="none" officeooo:rsid="006854d9" style:font-style-asian="italic" style:font-style-complex="italic"/>
    </style:style>
    <style:style style:name="T129" style:family="text">
      <style:text-properties fo:font-style="italic" style:text-underline-style="none" officeooo:rsid="0082e45b" style:font-style-asian="italic" style:font-style-complex="italic"/>
    </style:style>
    <style:style style:name="T130" style:family="text">
      <style:text-properties fo:font-style="italic" style:text-underline-style="none" officeooo:rsid="00877b46" style:font-style-asian="italic" style:font-style-complex="italic"/>
    </style:style>
    <style:style style:name="T131" style:family="text">
      <style:text-properties fo:font-style="italic" style:text-underline-style="none" officeooo:rsid="00893915" style:font-style-asian="italic" style:font-style-complex="italic"/>
    </style:style>
    <style:style style:name="T132" style:family="text">
      <style:text-properties fo:font-style="italic" style:text-underline-style="none" officeooo:rsid="008d6e03" style:font-style-asian="italic" style:font-style-complex="italic"/>
    </style:style>
    <style:style style:name="T133" style:family="text">
      <style:text-properties fo:font-style="italic" style:text-underline-style="none" officeooo:rsid="008fb34d" style:font-style-asian="italic" style:font-style-complex="italic"/>
    </style:style>
    <style:style style:name="T134" style:family="text">
      <style:text-properties fo:font-style="italic" style:text-underline-style="none" officeooo:rsid="0094235a" style:font-style-asian="italic" style:font-style-complex="italic"/>
    </style:style>
    <style:style style:name="T135" style:family="text">
      <style:text-properties fo:font-style="italic" style:text-underline-style="none" officeooo:rsid="009d82b2" style:font-style-asian="italic" style:font-style-complex="italic"/>
    </style:style>
    <style:style style:name="T136" style:family="text">
      <style:text-properties fo:font-style="italic" style:text-underline-style="none" officeooo:rsid="009f5a83" style:font-style-asian="italic" style:font-style-complex="italic"/>
    </style:style>
    <style:style style:name="T137" style:family="text">
      <style:text-properties fo:font-style="italic" style:text-underline-style="none" officeooo:rsid="00b115fa" style:font-style-asian="italic" style:font-style-complex="italic"/>
    </style:style>
    <style:style style:name="T138" style:family="text">
      <style:text-properties fo:font-style="italic" style:text-underline-style="none" officeooo:rsid="00b171e6" style:font-style-asian="italic" style:font-style-complex="italic"/>
    </style:style>
    <style:style style:name="T139" style:family="text">
      <style:text-properties fo:font-style="italic" style:text-underline-style="none" officeooo:rsid="00b28135" style:font-style-asian="italic" style:font-style-complex="italic"/>
    </style:style>
    <style:style style:name="T140" style:family="text">
      <style:text-properties fo:font-style="italic" style:text-underline-style="none" officeooo:rsid="00b3f0b4" style:font-style-asian="italic" style:font-style-complex="italic"/>
    </style:style>
    <style:style style:name="T141" style:family="text">
      <style:text-properties fo:font-style="italic" style:text-underline-style="none" officeooo:rsid="00c5bbb8" style:font-style-asian="italic" style:font-style-complex="italic"/>
    </style:style>
    <style:style style:name="T142" style:family="text">
      <style:text-properties fo:font-style="italic" style:text-underline-style="none" fo:font-weight="normal" officeooo:rsid="006cba7b" style:font-style-asian="italic" style:font-weight-asian="normal" style:font-style-complex="italic" style:font-weight-complex="normal"/>
    </style:style>
    <style:style style:name="T143" style:family="text">
      <style:text-properties fo:font-style="italic" style:text-underline-style="none" fo:font-weight="normal" officeooo:rsid="007c6cb0" style:font-style-asian="italic" style:font-weight-asian="normal" style:font-style-complex="italic" style:font-weight-complex="normal"/>
    </style:style>
    <style:style style:name="T144" style:family="text">
      <style:text-properties fo:font-style="italic" fo:font-weight="normal" style:font-style-asian="italic" style:font-weight-asian="normal" style:font-style-complex="italic" style:font-weight-complex="normal"/>
    </style:style>
    <style:style style:name="T145" style:family="text">
      <style:text-properties fo:font-style="italic" fo:font-weight="normal" officeooo:rsid="007fa16f" style:font-style-asian="italic" style:font-weight-asian="normal" style:font-style-complex="italic" style:font-weight-complex="normal"/>
    </style:style>
    <style:style style:name="T146" style:family="text">
      <style:text-properties officeooo:rsid="00733e43"/>
    </style:style>
    <style:style style:name="T147" style:family="text">
      <style:text-properties officeooo:rsid="00856a7e"/>
    </style:style>
    <style:style style:name="T148" style:family="text">
      <style:text-properties officeooo:rsid="008baa82"/>
    </style:style>
    <style:style style:name="T149" style:family="text">
      <style:text-properties officeooo:rsid="00a73e53"/>
    </style:style>
    <style:style style:name="T150" style:family="text">
      <style:text-properties officeooo:rsid="00b115fa"/>
    </style:style>
    <style:style style:name="T151" style:family="text">
      <style:text-properties officeooo:rsid="00c5bbb8"/>
    </style:style>
    <style:style style:name="T152" style:family="text">
      <style:text-properties officeooo:rsid="00c8dee4"/>
    </style:style>
    <style:style style:name="T153" style:family="text">
      <style:text-properties officeooo:rsid="00c94c70"/>
    </style:style>
    <style:style style:name="T154" style:family="text">
      <style:text-properties officeooo:rsid="00c95e14"/>
    </style:style>
    <style:style style:name="T155" style:family="text">
      <style:text-properties officeooo:rsid="00cadb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5"/>
      <text:p text:style-name="P5"/>
      <text:p text:style-name="P5"/>
      <text:p text:style-name="P5"/>
      <text:p text:style-name="P18"/>
      <table:table table:name="Table1" table:style-name="Table1">
        <table:table-column table:style-name="Table1.A"/>
        <table:table-row table:style-name="Table1.1">
          <table:table-cell table:style-name="Table1.A1" office:value-type="string">
            <text:p text:style-name="P20">Assignment 1</text:p>
            <text:p text:style-name="P25"><text:span text:style-name="T14">B</text:span><text:span text:style-name="T13">ioinformatics Programming and System Management</text:span></text:p>
            <text:p text:style-name="P19"/>
            <text:p text:style-name="P19"/>
          </table:table-cell>
        </table:table-row>
      </table:table>
      <text:p text:style-name="P17"/>
      <text:p text:style-name="P22"/>
      <text:p text:style-name="P21"/>
      <text:p text:style-name="P21"/>
      <table:table table:name="Table2" table:style-name="Table2">
        <table:table-column table:style-name="Table2.A"/>
        <table:table-row table:style-name="Table2.1">
          <table:table-cell table:style-name="Table2.A1" office:value-type="string">
            <text:p text:style-name="P23"/>
            <text:p text:style-name="P24"><text:span text:style-name="T15">Student Exam Number: </text:span><text:span text:style-name="T16">B034333-2019</text:span></text:p>
            <text:p text:style-name="P23"/>
          </table:table-cell>
        </table:table-row>
      </table:table>
      <text:p text:style-name="P21"/>
      <text:p text:style-name="P21"/>
      <text:p text:style-name="P21"/>
      <text:p text:style-name="P21"/>
      <text:p text:style-name="P6"><text:span text:style-name="T12">The file name of your uploaded document must include </text:span><text:bookmark text:name="_GoBack"/><text:span text:style-name="T12">your exam number</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B034333-2019 BPSM ASSIGNMENT <text:span text:style-name="T17">2</text:span></text:p>
      <text:p text:style-name="P3"/>
      <text:p text:style-name="P3"/>
      <text:p text:style-name="P4"><text:span text:style-name="T1">GITHUB PATH</text:span>:</text:p>
      <text:p text:style-name="P4"/>
      <text:p text:style-name="P1"><text:a xlink:type="simple" xlink:href="https://github.com/B034333-2019/Assignment2" text:style-name="Internet_20_link" text:visited-style-name="Visited_20_Internet_20_Link">https://github.com/B034333-2019/Assignment2</text:a> </text:p>
      <text:p text:style-name="P1"/>
      <text:p text:style-name="P4"><text:span text:style-name="T1">PASSWORD</text:span>:</text:p>
      <text:p text:style-name="P1"/>
      <text:p text:style-name="P1">Bioinf<text:span text:style-name="T11">o</text:span>2019</text:p>
      <text:p text:style-name="P1"/>
      <text:p text:style-name="P2"/>
      <text:p text:style-name="P7"><text:span text:style-name="T17">USER MANUAL</text:span>:</text:p>
      <text:p text:style-name="P7"/>
      <text:p text:style-name="P9">Please follow these steps to run the program:</text:p>
      <text:p text:style-name="P7"/>
      <text:p text:style-name="P59"><text:span text:style-name="T18">1. R</text:span>un the file “runme.py” <text:span text:style-name="T18">using python3 (type: “python3 runme.py” minus the quotation marks)</text:span>. <text:span text:style-name="T50">Please make sure you keep all files in one folder, which will also act as your reports folder.</text:span></text:p>
      <text:p text:style-name="P61">2. You will be prompted to enter the name of the protein group you wish to investigate, and confirm. If you make a mistake, you are able to re-enter your protein group.</text:p>
      <text:p text:style-name="P61">3. You will then be asked to enter the taxonomic group of the organism(s) you wish to obtain protein sequences for. If you make a mistake, you are able to re-enter your taxonomic group.</text:p>
      <text:p text:style-name="P61">4. You will be asked to confirm your choices. <text:span text:style-name="T48">Before each of steps 6-</text:span><text:span text:style-name="T50">11</text:span><text:span text:style-name="T48"> runs, you will be asked to confirm if you want to continue.</text:span><text:span text:style-name="T117"> Typing “N” (“No”) will exit the program, and you will have to start again. <text:s/></text:span></text:p>
      <text:p text:style-name="P61">5. After confirming your choices, the program will download FASTA sequences <text:span text:style-name="T147">from the NCBI protein database</text:span>. <text:span text:style-name="T117">Depending on the scope of your search, this may take a few minutes.</text:span></text:p>
      <text:p text:style-name="P63">6. The program will create a database against which sequence similarity is to be checked. </text:p>
      <text:p text:style-name="P62"><text:span text:style-name="T117">7</text:span>. The program will then run run a protein <text:span text:style-name="T118">blast (BLASTP)</text:span> against the downloaded sequences. <text:span text:style-name="T117">Again, this can take a while depending on the scope of your search.</text:span></text:p>
      <text:p text:style-name="P63">8. Once this is complete, the top 250 most similar sequences will be extract<text:span text:style-name="T152">ed</text:span> and used to create a sequence alignment using CLUSTALO.</text:p>
      <text:p text:style-name="P63">9. A sequence conservation plot will be generated using PLOTCON, <text:span text:style-name="T152">which is placed in a file called plotcon.svg.</text:span></text:p>
      <text:p text:style-name="P117">10. The program will then run your 250 most similar sequences against the PROSITE database of protein motifs, and give you an output file called PROSITEdb.</text:p>
      <text:p text:style-name="P117">11. Finally, you will have a choice of running your 250 most similar sequences through two further programs: infoalign (to give you <text:span text:style-name="T114">basic information on all their </text:span><text:span text:style-name="T123">sequences</text:span><text:span text:style-name="T122">), </text:span><text:span text:style-name="T106">and </text:span><text:span text:style-name="T114">pepstats, </text:span><text:span text:style-name="T106">which will give you </text:span><text:span text:style-name="T114">information about </text:span><text:span text:style-name="T106">your </text:span><text:span text:style-name="T114">proteins’ properties, such as number of residues and charge. </text:span><text:span text:style-name="T106">These two reports can be found in the files called </text:span><text:span text:style-name="T122">infoalign.report</text:span><text:span text:style-name="T106"> and </text:span><text:span text:style-name="T122">stats.pepstats</text:span><text:span text:style-name="T106">.</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58"><text:soft-page-break/><text:span text:style-name="T3">USER MANUAL FOR ADVANCED USERS</text:span><text:span text:style-name="T2">:</text:span></text:p>
      <text:p text:style-name="P7"/>
      <text:p text:style-name="P8">Contents</text:p>
      <text:p text:style-name="P104">1. Function call sequence</text:p>
      <text:p text:style-name="P104">2. Variables</text:p>
      <text:p text:style-name="P104">3. Function description</text:p>
      <text:p text:style-name="P14"/>
      <text:p text:style-name="P13"><text:span text:style-name="T119">1. </text:span>Sequence of function calls in runme.py:</text:p>
      <text:p text:style-name="P70">The runme.py script is the main functional script of this program. It is essentially a sequence of function calls that allow the script to progress. This sequence can be found under the comment line #FUNCTION CALLS:</text:p>
      <text:p text:style-name="P70"/>
      <text:p text:style-name="P121">#Retrieve user input</text:p>
      <text:p text:style-name="P121">pfn_var = test_pfn()</text:p>
      <text:p text:style-name="P121">tg_var = test_tg()</text:p>
      <text:p text:style-name="P121">final_search = search_database(pfn_var, tg_var)</text:p>
      <text:p text:style-name="P121"/>
      <text:p text:style-name="P121">search_query = pfn_var + " AND " + tg_var</text:p>
      <text:p text:style-name="P121"/>
      <text:p text:style-name="P121">write_variables()</text:p>
      <text:p text:style-name="P121"/>
      <text:p text:style-name="P121">#Further analysis</text:p>
      <text:p text:style-name="P121"/>
      <text:p text:style-name="P121">esearch()</text:p>
      <text:p text:style-name="P121">execute_esearch()</text:p>
      <text:p text:style-name="P121">execute_makeblastdb()</text:p>
      <text:p text:style-name="P121">execute_blastp()</text:p>
      <text:p text:style-name="P121">execute_250_seq()</text:p>
      <text:p text:style-name="P121">execute_pullseq()</text:p>
      <text:p text:style-name="P121">execute_clustalo()</text:p>
      <text:p text:style-name="P121">execute_plotcon()</text:p>
      <text:p text:style-name="P121"/>
      <text:p text:style-name="P121">fasta_dict = mofit_database_dict()</text:p>
      <text:p text:style-name="P121"/>
      <text:p text:style-name="P121">patmatmotifs_loop()</text:p>
      <text:p text:style-name="P121"/>
      <text:p text:style-name="P121">wildcard()</text:p>
      <text:p text:style-name="P8"/>
      <text:p text:style-name="P10">Variables:</text:p>
      <text:p text:style-name="P120"><text:span text:style-name="T154">2.1 </text:span>pfn_var: related to the function <text:span text:style-name="T2">test_pfn()</text:span></text:p>
      <text:p text:style-name="P119"><text:span text:style-name="T154">2.2 </text:span>tg_var: <text:span text:style-name="T153">related to the function </text:span><text:span text:style-name="T8">test_tg()</text:span></text:p>
      <text:p text:style-name="P120"><text:span text:style-name="T154">2.3 </text:span>final_search: related to the function <text:span text:style-name="T2">search_database()</text:span></text:p>
      <text:p text:style-name="P10"/>
      <text:p text:style-name="P10">Functions:</text:p>
      <text:p text:style-name="P1"/>
      <text:p text:style-name="P71"><text:span text:style-name="T9">3</text:span><text:span text:style-name="T2">.</text:span><text:span text:style-name="T7">01</text:span><text:span text:style-name="T2"> </text:span><text:span text:style-name="T4">t</text:span><text:span text:style-name="T2">est_pfn</text:span><text:span text:style-name="T4">():</text:span></text:p>
      <text:p text:style-name="P11"/>
      <text:p text:style-name="P71"><text:span text:style-name="T47">Purpose:</text:span> to request user input of a protein family name and test against it.</text:p>
      <text:p text:style-name="P71"/>
      <text:p text:style-name="P111">Mechanism: This function requests a user input <text:span text:style-name="T149">of a protein family name</text:span> in a while True loop. It checks if the user has entered nothing or just a number using an if else loop, and loops until an <text:soft-page-break/>alphanumeric input is detected. After this, a further if/elif/else loop runs to double-check the user input, asking Y if it is correct, N if not, and requests a Y/N input if that is not given. <text:s/></text:p>
      <text:p text:style-name="P71"/>
      <text:p text:style-name="P102"><text:span text:style-name="T46">Example:</text:span> User enters test protein family name: “glucose-6-phosphate”.</text:p>
      <text:p text:style-name="P1"/>
      <text:p text:style-name="P1"/>
      <text:p text:style-name="P72"><text:span text:style-name="T9">3</text:span><text:span text:style-name="T6">.</text:span><text:span text:style-name="T7">02 </text:span><text:span text:style-name="T4">t</text:span><text:span text:style-name="T2">est_</text:span><text:span text:style-name="T4">tg():</text:span></text:p>
      <text:p text:style-name="P12"/>
      <text:p text:style-name="P72"><text:span text:style-name="T47">Purpose:</text:span> to request user input of a <text:span text:style-name="T45">taxonomy</text:span> and test against it.</text:p>
      <text:p text:style-name="P72"/>
      <text:p text:style-name="P73"><text:span text:style-name="T46">Mechanism:</text:span> <text:span text:style-name="T45">Similar to </text:span><text:span text:style-name="T4">test_pfn()</text:span><text:span text:style-name="T45">. This function requests a user input of a taxonomy in a while True loop. It checks if the user has entered nothing or just a number using an if else loop, and loops until an alphanumeric input is detected. After this, a further if/elif/else loop runs to double-check the user input, asking Y if it is correct, N if not, and requests a Y/N input if that is not given. <text:s/></text:span></text:p>
      <text:p text:style-name="P72"/>
      <text:p text:style-name="P102"><text:span text:style-name="T46">Example:</text:span> User enters test protein family name: “Aves”.</text:p>
      <text:p text:style-name="P1"/>
      <text:p text:style-name="P74"><text:span text:style-name="T9">3</text:span><text:span text:style-name="T6">.</text:span><text:span text:style-name="T7">03</text:span> <text:span text:style-name="T2">search_database(</text:span><text:span text:style-name="T5">pfn_var, tg_var</text:span><text:span text:style-name="T2">):</text:span></text:p>
      <text:p text:style-name="P1"/>
      <text:p text:style-name="P75">Purpose:<text:span text:style-name="T51"> </text:span><text:span text:style-name="T52">to confirm user selection of protein family name and taxonomic group. </text:span></text:p>
      <text:p text:style-name="P26"/>
      <text:p text:style-name="P103"><text:span text:style-name="T105">Mechanism:</text:span><text:span text:style-name="T51"> a very simple function that takes the inputs pfn_var and tg_var (returned by test_pfn() and test_tg() respectively) and asks the user if they are happy with their selection. It returns a tuple <text:s/>of pfn_var and tg_var if user replies Y, </text:span><text:span text:style-name="T54">which is saved in the variable final_search</text:span><text:span text:style-name="T51"> for further us in the script. If the user reply is N, they are requested to run the script again. </text:span><text:span text:style-name="T53">Entering anything else will cause the final else statement to run, which requests either a Y or N input.</text:span></text:p>
      <text:p text:style-name="P27"/>
      <text:p text:style-name="P77"><text:span text:style-name="T107">E</text:span><text:span text:style-name="T106">xample:</text:span><text:span text:style-name="T51"> Program asks user: “</text:span><text:span text:style-name="T55">"Searching for Glucose-6-phosphatase in the taxonomy Aves in the NCBI database. Is this correct?” </text:span></text:p>
      <text:p text:style-name="P1"/>
      <text:p text:style-name="P101"><text:span text:style-name="T9">3</text:span><text:span text:style-name="T6">.</text:span><text:span text:style-name="T7">0</text:span><text:span text:style-name="T6">4</text:span> <text:span text:style-name="T2">write_variables():</text:span></text:p>
      <text:p text:style-name="P101"/>
      <text:p text:style-name="P101"><text:span text:style-name="T46">Purpose:</text:span> a file created to contain the two variables input by the user in <text:span text:style-name="T116">test_pfn() and test_tg().</text:span></text:p>
      <text:p text:style-name="P101"/>
      <text:p text:style-name="P76">Mechanism:<text:span text:style-name="T19"> this function uses the </text:span><text:span text:style-name="T23">imported </text:span><text:span text:style-name="T19">subprocess.call() method to create a file via bash called variables.txt in the local folder. </text:span><text:span text:style-name="T24">Python then </text:span><text:span text:style-name="T19">writes </text:span><text:span text:style-name="T124">pfn_var </text:span><text:span text:style-name="T19">and </text:span><text:span text:style-name="T124">tg_var </text:span><text:span text:style-name="T19">to it </text:span><text:span text:style-name="T21">within a further variable called </text:span><text:span text:style-name="T126">search_query</text:span><text:span text:style-name="T19">. </text:span><text:span text:style-name="T20">This is to allow </text:span><text:span text:style-name="T22">any bashscript to access these variables if needed (for example for edirect</text:span><text:span text:style-name="T21">suite calls</text:span><text:span text:style-name="T22">)</text:span><text:span text:style-name="T21">. </text:span></text:p>
      <text:p text:style-name="P1"/>
      <text:p text:style-name="P78">Example:<text:span text:style-name="T19"> </text:span><text:span text:style-name="T25">variables.txt will contain the </text:span><text:span text:style-name="T127">search query</text:span><text:span text:style-name="T25">: “Glucose-6-phosphatase AND Aves”.</text:span></text:p>
      <text:p text:style-name="P65"/>
      <text:p text:style-name="P82"><text:span text:style-name="T44">3</text:span><text:span text:style-name="T26">.</text:span><text:span text:style-name="T41">0</text:span><text:span text:style-name="T26">5 esearch():</text:span></text:p>
      <text:p text:style-name="P66"/>
      <text:p text:style-name="P79"><text:span text:style-name="T120">P</text:span>urpose:<text:span text:style-name="T19"> this function searches the NCBI protein database and returns a small XML file with search details based on the user’s protein family name and taxonomy.</text:span></text:p>
      <text:p text:style-name="P67"/>
      <text:p text:style-name="P80">Mechanism:<text:span text:style-name="T19"> </text:span><text:span text:style-name="T27">the function uses the imported subprocess.call() to create an output file called esearch.txt. Using </text:span><text:span text:style-name="T29">a </text:span><text:span text:style-name="T27">“with” </text:span><text:span text:style-name="T29">statement </text:span><text:span text:style-name="T27">on this output file, it uses create a bash command of esearch which pipes the result directly to the output file. </text:span><text:span text:style-name="T29">It then asks the user if they wish to continue, using a if/else loop to check the user’s input. </text:span><text:span text:style-name="T125">TBC: it then displays the number of sequences found, and asks the user if they wish to continue. </text:span></text:p>
      <text:p text:style-name="P68"/>
      <text:p text:style-name="P81"><text:soft-page-break/><text:span text:style-name="T121">Example:</text:span><text:span text:style-name="T28"> </text:span><text:span text:style-name="T29">The search_query </text:span><text:span text:style-name="T30">(“</text:span><text:span text:style-name="T29"> </text:span><text:span text:style-name="T25">Glucose-6-phosphatase AND Aves”</text:span><text:span text:style-name="T30">)</text:span><text:span text:style-name="T28"> </text:span><text:span text:style-name="T29">is used in the </text:span><text:span text:style-name="T30">input command:</text:span><text:span text:style-name="T29"> </text:span><text:span text:style-name="T128">esearch -db protein -query search_query.</text:span></text:p>
      <text:p text:style-name="P105"/>
      <text:p text:style-name="P55"><text:span text:style-name="T44">3</text:span><text:span text:style-name="T29">.</text:span><text:span text:style-name="T41">0</text:span><text:span text:style-name="T19">6 execute_esearch</text:span><text:span text:style-name="T38">()</text:span><text:span text:style-name="T19">:</text:span></text:p>
      <text:p text:style-name="P28"/>
      <text:p text:style-name="P56">Purpose:<text:span text:style-name="T19"> </text:span><text:span text:style-name="T31">Function that will pipe an esearch query directly into an efetch query to output a fasta file of the user’s queried sequences.</text:span></text:p>
      <text:p text:style-name="P31"/>
      <text:p text:style-name="P57">Mechanism:<text:span text:style-name="T19"> </text:span><text:span text:style-name="T32">this function asks the user if they are sure they wish to proceed</text:span><text:span text:style-name="T19"> </text:span><text:span text:style-name="T32">with downloading fasta <text:s/>files using an input() function. An if/else loop checks the answer, and if “Y”, then a bash script called esearch.sh is called using the imported subprocess.call() </text:span><text:span text:style-name="T33">function. </text:span><text:span text:style-name="T34">The bash script uses the </text:span><text:span text:style-name="T37">search query in </text:span><text:span text:style-name="T34">variables.txt file written to by </text:span><text:span text:style-name="T36">write_variables().</text:span><text:span text:style-name="T34"> <text:s/></text:span></text:p>
      <text:p text:style-name="P32"/>
      <text:p text:style-name="P108"><text:span text:style-name="T88">The bash script runs the following </text:span><text:span text:style-name="T89">command: </text:span><text:span text:style-name="T142">esearch -db protein -query "$VAR" | efetch -format fasta &gt; query_fasta.fasta. </text:span><text:span text:style-name="T89"><text:s/></text:span></text:p>
      <text:p text:style-name="P1"/>
      <text:p text:style-name="P107"><text:span text:style-name="T46">Example:</text:span> The function effectively runs the following: <text:span text:style-name="T122">esearch -db protein -query "</text:span><text:span text:style-name="T127">Glucose-6-phosphatase AND Aves</text:span><text:span text:style-name="T122">" | efetch -format fasta &gt; query_fasta.fasta. <text:s/></text:span><text:span text:style-name="T90">For esearch, t</text:span><text:span text:style-name="T87">he -db flag designates the database, the -query flag the search term, </text:span><text:span text:style-name="T90">and with efetch the -format flag denotes the output format. </text:span><text:span text:style-name="T122">The output is a list of protein sequences in a fasta file called query_fasta.fasta</text:span></text:p>
      <text:p text:style-name="P1"/>
      <text:p text:style-name="P15"><text:span text:style-name="T154">3</text:span>.<text:span text:style-name="T148">0</text:span>7 <text:span text:style-name="T146">execute_makeblastdb():</text:span></text:p>
      <text:p text:style-name="P1"/>
      <text:p text:style-name="P109"><text:span text:style-name="T46">Purpose:</text:span><text:span text:style-name="T19"> this function uses the fasta sequences returned by execute_esearch() to create a database against which similarity is to be checked. </text:span></text:p>
      <text:p text:style-name="P69"/>
      <text:p text:style-name="P110"><text:span text:style-name="T49">M</text:span><text:span text:style-name="T46">echanism</text:span><text:span text:style-name="T91">: </text:span><text:span text:style-name="T92">this function asks the user if they are sure they wish to proceed</text:span><text:span text:style-name="T91"> </text:span><text:span text:style-name="T92">with </text:span><text:span text:style-name="T94">creating a database using </text:span><text:span text:style-name="T92">an input() function. An if/else loop checks the answer, and if “Y”, then a bash script called </text:span><text:span text:style-name="T94">makeblastdb</text:span><text:span text:style-name="T92">.sh is called using the imported subprocess.call() </text:span><text:span text:style-name="T93">function. </text:span><text:span text:style-name="T94">The output are three database files called </text:span><text:span text:style-name="T143">seq_db.psq</text:span><text:span text:style-name="T94">, </text:span><text:span text:style-name="T143">seq_db.phr</text:span><text:span text:style-name="T94">, and </text:span><text:span text:style-name="T143">seq_db.pin</text:span><text:span text:style-name="T94">.</text:span></text:p>
      <text:p text:style-name="P1"/>
      <text:p text:style-name="P106"><text:span text:style-name="T46">Example:</text:span> The function effectively runs the following: <text:span text:style-name="T144">makeblastdb -in query_fasta.fasta -dbtype prot -out seq_db. </text:span><text:span text:style-name="T115">The -in flag denotes the input (</text:span><text:span text:style-name="T145">query_fasta.fasta</text:span><text:span text:style-name="T115">), the -dbtype flag denotes the type of database to create, and the -out flag denotes the name of the output database (</text:span><text:span text:style-name="T145">seq_db</text:span><text:span text:style-name="T115">). </text:span></text:p>
      <text:p text:style-name="P1"/>
      <text:p text:style-name="P16"><text:span text:style-name="T154">3</text:span>.<text:span text:style-name="T148">0</text:span>8 execute_blastp():</text:p>
      <text:p text:style-name="P16"/>
      <text:p text:style-name="P85">Purpose:<text:span text:style-name="T19"> this function runs a protein blast of the input </text:span><text:span text:style-name="T124">query_fasta.fasta</text:span><text:span text:style-name="T19"> sequence against the database created by </text:span><text:span text:style-name="T35">execute_makeblastdb()</text:span><text:span text:style-name="T19">, </text:span><text:span text:style-name="T40">in order to create a multiple sequence alignment of all sequences.</text:span></text:p>
      <text:p text:style-name="P64"/>
      <text:p text:style-name="P86">Mechanism:<text:span text:style-name="T19"> </text:span><text:span text:style-name="T39">t</text:span><text:span text:style-name="T56">his function asks the user if they are sure they wish to proceed</text:span><text:span text:style-name="T57"> </text:span><text:span text:style-name="T56">with </text:span><text:span text:style-name="T60">blasting their sequences </text:span><text:span text:style-name="T58">using </text:span><text:span text:style-name="T56">an input() function. An if/else loop checks the answer, and if “Y”, then a bash script called </text:span><text:span text:style-name="T60">blastp</text:span><text:span text:style-name="T56">.sh is called using the imported subprocess.call() </text:span><text:span text:style-name="T59">function. </text:span><text:span text:style-name="T58">The output </text:span><text:span text:style-name="T60">is a file called </text:span><text:span text:style-name="T129">blastp_output</text:span><text:span text:style-name="T60">.</text:span></text:p>
      <text:p text:style-name="P33"/>
      <text:p text:style-name="P87"><text:span text:style-name="T108">E</text:span><text:span text:style-name="T106">xample:</text:span><text:span text:style-name="T51"> </text:span><text:span text:style-name="T61">the function runs the following bash command: </text:span><text:span text:style-name="T124">blastp -query query_fasta.fasta -db seq_db -outfmt '7 qseqid sseqid stitle pident length mismatch gapopen qstart qend sstart send evalue bitscore' -out blastp_output. </text:span><text:span text:style-name="T61">The -query flag denotes the input fasta file, and -db the database against which blastp will compare. The flag -outfmt </text:span><text:span text:style-name="T62">uses a modified version of blastp’s output format number 7, which includes the positional argument “stitle”. Stitle means that the fasta headers of each sequence are included in the final output.</text:span></text:p>
      <text:p text:style-name="P34"><text:soft-page-break/></text:p>
      <text:p text:style-name="P87"><text:span text:style-name="T102">3</text:span><text:span text:style-name="T96">.</text:span><text:span text:style-name="T98">0</text:span><text:span text:style-name="T96">9 execute_250_seq():</text:span></text:p>
      <text:p text:style-name="P35"/>
      <text:p text:style-name="P88"><text:span text:style-name="T109">P</text:span><text:span text:style-name="T106">urpose:</text:span><text:span text:style-name="T51"> </text:span><text:span text:style-name="T63">this function takes output file from </text:span><text:span text:style-name="T97">execute_blastp()</text:span><text:span text:style-name="T63"> (</text:span><text:span text:style-name="T130">blastp_output</text:span><text:span text:style-name="T63">) </text:span><text:span text:style-name="T65">and modifies it to get the top 250 most similar sequences. </text:span></text:p>
      <text:p text:style-name="P36"/>
      <text:p text:style-name="P89"><text:span text:style-name="T110">M</text:span><text:span text:style-name="T106">echanism:</text:span><text:span text:style-name="T51"> </text:span><text:span text:style-name="T60">t</text:span><text:span text:style-name="T56">his function asks the user if they are sure they wish to proceed</text:span><text:span text:style-name="T57"> </text:span><text:span text:style-name="T58">using </text:span><text:span text:style-name="T56">an input() function. An if/else loop checks the answer, and if “Y”, then a bash script called </text:span><text:span text:style-name="T69">250extract</text:span><text:span text:style-name="T56">.sh is called using the imported subprocess.call() </text:span><text:span text:style-name="T59">function. </text:span><text:span text:style-name="T51">The output file is called </text:span><text:span text:style-name="T124">250_headers_only</text:span><text:span text:style-name="T51">. </text:span></text:p>
      <text:p text:style-name="P37"/>
      <text:p text:style-name="P90"><text:span text:style-name="T106">Example:</text:span><text:span text:style-name="T51"> The first command is </text:span><text:span text:style-name="T124">grep -v "#" blastp_output | head -251 &gt; 250_seq.txt. </text:span><text:span text:style-name="T51">T</text:span><text:span text:style-name="T64">he top 5 lines </text:span><text:span text:style-name="T65">of </text:span><text:span text:style-name="T131">blastp_output</text:span><text:span text:style-name="T65"> are removed using bash’s grep command. This removes file </text:span><text:span text:style-name="T64">metadata. </text:span><text:span text:style-name="T65">It then uses bash’s head command to </text:span><text:span text:style-name="T51">extract the top 250 lines </text:span><text:span text:style-name="T66">to an intermediate file </text:span><text:span text:style-name="T132">250_seq.txt</text:span><text:span text:style-name="T51">. As execute_blastp() has created an output format where the bitscore (similarity score) is listed from highest to lowest, this extracts the top 250 most similar sequences. The command </text:span><text:span text:style-name="T124">awk -F "\t" '{print $3}' 250_seq.txt &gt; 250_headers_only</text:span><text:span text:style-name="T51"> then </text:span><text:span text:style-name="T65">prints only the headers (column 3) for the</text:span><text:span text:style-name="T51">se 250 sequences to the output file.</text:span></text:p>
      <text:p text:style-name="P38"/>
      <text:p text:style-name="P29"><text:span text:style-name="T154">3</text:span>.1<text:span text:style-name="T154">0</text:span> execute_pullseq():</text:p>
      <text:p text:style-name="P29"/>
      <text:p text:style-name="P91"><text:span text:style-name="T106">Purpose:</text:span><text:span text:style-name="T51"> </text:span><text:span text:style-name="T67">this function uses the pullseq program on the </text:span><text:span text:style-name="T68">original </text:span><text:span text:style-name="T67">input </text:span><text:span text:style-name="T68">fasta files to </text:span><text:span text:style-name="T71">find and output</text:span><text:span text:style-name="T68"> only the 250 most similar sequences as determined by </text:span><text:span text:style-name="T99">execute_blastp()</text:span><text:span text:style-name="T68">.</text:span></text:p>
      <text:p text:style-name="P39"/>
      <text:p text:style-name="P92"><text:span text:style-name="T111">Mechanism:</text:span><text:span text:style-name="T67"> </text:span><text:span text:style-name="T60">t</text:span><text:span text:style-name="T56">his function asks the user if they are sure they wish to proceed</text:span><text:span text:style-name="T57"> </text:span><text:span text:style-name="T58">using </text:span><text:span text:style-name="T56">an input() function. An if/else loop checks the answer, and if “Y”, then a bash script called </text:span><text:span text:style-name="T69">pullseq</text:span><text:span text:style-name="T56">.sh is called using the imported subprocess.call() </text:span><text:span text:style-name="T59">function. </text:span><text:span text:style-name="T70">The program pullseq is run with the input </text:span><text:span text:style-name="T68"><text:s/></text:span><text:span text:style-name="T133">query_fasta.fasta</text:span><text:span text:style-name="T134">, </text:span><text:span text:style-name="T70">and the list of 250 most similar sequence headers (</text:span><text:span text:style-name="T134">250_headers_only) </text:span><text:span text:style-name="T70">is used as a file to search and extract. The output is </text:span><text:span text:style-name="T134">twofifty_final_fastas.fasta </text:span><text:span text:style-name="T70">.</text:span></text:p>
      <text:p text:style-name="P40"/>
      <text:p text:style-name="P93"><text:span text:style-name="T106">Example:</text:span><text:span text:style-name="T51"> </text:span><text:span text:style-name="T71">The bash command </text:span><text:span text:style-name="T124">/localdisk/data/BPSM/Assignment2/pullseq -i query_fasta.fasta -n 250_headers_only &gt; twofifty_final_fastas.fasta </text:span><text:span text:style-name="T51"><text:s/></text:span><text:span text:style-name="T71">is run. The </text:span><text:span text:style-name="T72">flag -i denotes the input, and -n denotes the fasta headers which are to be queried within it. </text:span></text:p>
      <text:p text:style-name="P41"/>
      <text:p text:style-name="P83"><text:span text:style-name="T86">3</text:span><text:span text:style-name="T72">.</text:span><text:span text:style-name="T51">11 execute_clustalo():</text:span></text:p>
      <text:p text:style-name="P42"/>
      <text:p text:style-name="P94"><text:span text:style-name="T106">Purpose:</text:span><text:span text:style-name="T51"> this function uses the clustalo program to create a clustered multiple sequence alignment of the 250 most similar sequences pulled from the original query_fasta.fasta file.</text:span></text:p>
      <text:p text:style-name="P43"/>
      <text:p text:style-name="P95"><text:span text:style-name="T112">M</text:span><text:span text:style-name="T106">echanism:</text:span><text:span text:style-name="T51"> </text:span><text:span text:style-name="T60">t</text:span><text:span text:style-name="T56">his function asks the user if they are sure they wish to proceed</text:span><text:span text:style-name="T57"> </text:span><text:span text:style-name="T58">using </text:span><text:span text:style-name="T56">an input() function. An if/else loop checks the answer, and if “Y”, then a bash script called </text:span><text:span text:style-name="T73">clustalo</text:span><text:span text:style-name="T56">.sh is called using the imported subprocess.call() </text:span><text:span text:style-name="T59">function. </text:span><text:span text:style-name="T74">The program clustalo is run with the input </text:span><text:span text:style-name="T135">twofifty_final_fastas.fasta </text:span><text:span text:style-name="T74">, and outputs </text:span><text:span text:style-name="T135">250_clustalo_output</text:span><text:span text:style-name="T74">. </text:span></text:p>
      <text:p text:style-name="P44"/>
      <text:p text:style-name="P96"><text:span text:style-name="T106">Example:</text:span><text:span text:style-name="T51"> </text:span><text:span text:style-name="T75">The bash command </text:span><text:span text:style-name="T136">clustalo -i twofifty_final_fastas.fasta -o 250_clustalo_output -v</text:span><text:span text:style-name="T75"> is run, where -i is the input, and -o denotes the output. The -v flag denotes a verbose output.</text:span></text:p>
      <text:p text:style-name="P45"/>
      <text:p text:style-name="P84"><text:span text:style-name="T86">3</text:span><text:span text:style-name="T75">.</text:span><text:span text:style-name="T51">12 execute_plotcon():</text:span></text:p>
      <text:p text:style-name="P46"/>
      <text:p text:style-name="P97"><text:span text:style-name="T106">Purpose:</text:span><text:span text:style-name="T51"> </text:span><text:span text:style-name="T76">this function uses the EMBOSS plocton program to create a conservation plot of the 250 most similar sequences.</text:span></text:p>
      <text:p text:style-name="P47"/>
      <text:p text:style-name="P98"><text:soft-page-break/><text:span text:style-name="T106">Mechanism:</text:span><text:span text:style-name="T51"> </text:span><text:span text:style-name="T60">t</text:span><text:span text:style-name="T56">his function asks the user if they are sure they wish to proceed</text:span><text:span text:style-name="T57"> </text:span><text:span text:style-name="T58">using </text:span><text:span text:style-name="T56">an input() function. An if/else loop checks the answer, and if “Y”, then a bash script called </text:span><text:span text:style-name="T51">plotcon</text:span><text:span text:style-name="T56">.sh is called using the imported subprocess.call() </text:span><text:span text:style-name="T59">function. </text:span><text:span text:style-name="T51">The program plotcon is run with the input 250_clustalo_output, and outputs plotcon.svg.</text:span></text:p>
      <text:p text:style-name="P48"/>
      <text:p text:style-name="P98"><text:span text:style-name="T106">Example:</text:span><text:span text:style-name="T51"> </text:span><text:span text:style-name="T77">The bash command </text:span><text:span text:style-name="T51"><text:s/>plotcon -sequences 250_clustalo_output -winsize 8 -graph svg </text:span><text:span text:style-name="T77">is run, where -sequences denotes the input, -winsize determines plot smoothness, and -graph the file output format. </text:span></text:p>
      <text:p text:style-name="P49"/>
      <text:p text:style-name="P51"><text:span text:style-name="T9">3</text:span><text:span text:style-name="T2">.13 motif_database_dict():</text:span></text:p>
      <text:p text:style-name="P30"/>
      <text:p text:style-name="P51"><text:span text:style-name="T46">Purpose:</text:span> this function reads in the 250 most similar sequences from twofifty_final_fastas.fasta <text:span text:style-name="T150">to create a dictionary within the python script.</text:span></text:p>
      <text:p text:style-name="P51"/>
      <text:p text:style-name="P52"><text:span text:style-name="T46">Mechanism:</text:span> a defaultdict() object is created in a variable called fasta. Using a nested <text:span text:style-name="T122">with file </text:span>and <text:span text:style-name="T122">if/else </text:span>loops, the function scans through the fasta file, creating dict keys for each header (<text:span text:style-name="T122">if</text:span>, starting with “&gt;”) and then adding the following sequence as the value (<text:span text:style-name="T122">else</text:span>) for that key. The .strip() method is used to ensure no empty spaces occur before or after the keys or values.</text:p>
      <text:p text:style-name="P52"/>
      <text:p text:style-name="P52"><text:span text:style-name="T46">Example:</text:span> The 250 most similar glucose-6-phosphatase sequences in twofifty_final_fastas.fasta are read into the python script.</text:p>
      <text:p text:style-name="P52"/>
      <text:p text:style-name="P99"><text:span text:style-name="T102">3</text:span><text:span text:style-name="T103">.</text:span><text:span text:style-name="T95">1</text:span><text:span text:style-name="T104">4</text:span><text:span text:style-name="T95"> patmatmotifs_</text:span><text:span text:style-name="T101">loop</text:span><text:span text:style-name="T95">(): </text:span></text:p>
      <text:p text:style-name="P50"/>
      <text:p text:style-name="P99"><text:span text:style-name="T106">Purpose:</text:span><text:span text:style-name="T51"> this function compares the max. 250 most similar sequences against the PROSITE database of protein motifs.</text:span></text:p>
      <text:p text:style-name="P50"/>
      <text:p text:style-name="P100"><text:span text:style-name="T106">Mechanism:</text:span><text:span text:style-name="T51"> <text:s/></text:span><text:span text:style-name="T79">The unix command </text:span><text:span text:style-name="T137">patmatmotifs</text:span><text:span text:style-name="T79"> only takes one fasta header and sequence at a time </text:span><text:span text:style-name="T81">in a file</text:span><text:span text:style-name="T79">, and is used to compare sequences against the PROSITE motif database. For this reason, it is necessary to ‘feed’ each </text:span><text:span text:style-name="T80">of the 250 most similar sequences </text:span><text:span text:style-name="T79">separately into the command. </text:span><text:span text:style-name="T80">The function </text:span><text:span text:style-name="T100">motif_database_dict()</text:span><text:span text:style-name="T80"> is run to read all headers and sequences into the python script as the variable </text:span><text:span text:style-name="T138">fasta</text:span><text:span text:style-name="T80">. </text:span><text:span text:style-name="T81">This dictionary can then be iterated through. Creating a temporary file called </text:span><text:span text:style-name="T139">temp.fasta</text:span><text:span text:style-name="T81">, a with open() loop is used to write the header and then the sequences </text:span><text:span text:style-name="T82">of the </text:span><text:span text:style-name="T140">fasta</text:span><text:span text:style-name="T82"> dictionary object </text:span><text:span text:style-name="T81">to it. After this, subprocess.call() with the command </text:span><text:span text:style-name="T139">patmatmotifs -sequence temp.fasta -sprotein1 True -outfile prositereport</text:span><text:span text:style-name="T81">" is run, where </text:span><text:span text:style-name="T139">-sequence</text:span><text:span text:style-name="T81"> points to the temporary file, </text:span><text:span text:style-name="T139">-sprotein1</text:span><text:span text:style-name="T81"> denotes to the program that it is a protein sequence, and -outfile the destination file. </text:span><text:span text:style-name="T82">The function then runs subprocess.call() again with a cat command to append the result of prositereport to the larger file PROSITEdb. This final file contains the patmatmotif reports of all headers and sequences. </text:span></text:p>
      <text:p text:style-name="P53"/>
      <text:p text:style-name="P100"><text:span text:style-name="T113">Example:</text:span><text:span text:style-name="T83"> </text:span><text:span text:style-name="T84">250 most similar sequences of glucose-6-phosphatases in Aves are read into python, then compared one at a time through the prosite motif database to create a final report document </text:span><text:span text:style-name="T85">called PROSITEdb</text:span><text:span text:style-name="T84">.</text:span></text:p>
      <text:p text:style-name="P54"/>
      <text:p text:style-name="P54"/>
      <text:p text:style-name="P112"><text:span text:style-name="T10">3</text:span><text:span text:style-name="T2">.14 wildcard():</text:span></text:p>
      <text:p text:style-name="P112"><text:span text:style-name="T2"/></text:p>
      <text:p text:style-name="P113">Purpose:<text:span text:style-name="T19"> </text:span><text:span text:style-name="T42">This function gives the user a choice of running their 250 most similar sequences through one of two further EMBOSS functions (or both). The two EMBOSS functions are infoalign, and pepstats.</text:span></text:p>
      <text:p text:style-name="P113"><text:span text:style-name="T42"/></text:p>
      <text:p text:style-name="P114"><text:soft-page-break/>Mechanism:<text:span text:style-name="T19"> Using a user input variable </text:span><text:span text:style-name="T124">x</text:span><text:span text:style-name="T19">, the function uses </text:span><text:span text:style-name="T124">while True</text:span><text:span text:style-name="T19"> to request an input of either 1, 2, 3, or “exit”. </text:span><text:span text:style-name="T43">Several if statements check the user input is either 1 for infoalign (which runs bash script </text:span><text:span text:style-name="T141">infoalign.sh</text:span><text:span text:style-name="T43">, 2 for pepstats (which runs </text:span><text:span text:style-name="T141">pepstats.sh</text:span><text:span text:style-name="T43">), 3 for both, or “exit” to leave the function. The reason infoalign was chosen was to give the user basic information on all their </text:span><text:span text:style-name="T141">sequences</text:span><text:span text:style-name="T43">, using the first sequence in the fasta file as the consensus sequence. The program pepstats was chosen as it gives information about the user’s proteins properties, such as number of residues and charge. This may be useful for the user for further research tp compare protein properties of two or more sequences of interest. </text:span></text:p>
      <text:p text:style-name="P114"><text:span text:style-name="T43"/></text:p>
      <text:p text:style-name="P115"><text:span text:style-name="T151">E</text:span>xample:<text:span text:style-name="T19"> 250 most similar sequences are run through infoalign, pepstats, and give an output report for both, advising the user where these are to be found in the local folder.</text:span></text:p>
      <text:p text:style-name="P115"><text:span text:style-name="T19"/></text:p>
      <text:p text:style-name="P115"><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8T15:18:43.856000000</meta:creation-date>
    <dc:date>2019-11-15T11:56:59.271000000</dc:date>
    <meta:editing-duration>PT13H16M29S</meta:editing-duration>
    <meta:editing-cycles>151</meta:editing-cycles>
    <meta:generator>LibreOffice/6.2.8.2$Windows_X86_64 LibreOffice_project/f82ddfca21ebc1e222a662a32b25c0c9d20169ee</meta:generator>
    <meta:document-statistic meta:table-count="2" meta:image-count="0" meta:object-count="0" meta:page-count="8" meta:paragraph-count="113" meta:word-count="2482" meta:character-count="15842" meta:non-whitespace-character-count="13440"/>
    <meta:user-defined meta:name="Mendeley Citation Style_1">http://www.zotero.org/styles/apa</meta:user-defined>
    <meta:user-defined meta:name="Mendeley Document_1">True</meta:user-defined>
    <meta:user-defined meta:name="Mendeley Unique User Id_1">e95778e8-4642-3932-b5ac-38488af4473b</meta:user-defined>
  </office:meta>
</office:document-meta>
</file>